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0.8264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570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5799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6" style:family="table-cell" style:parent-style-name="Default">
      <style:table-cell-properties fo:background-color="#95b3d7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7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78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9" style:family="table-cell" style:parent-style-name="Default">
      <style:table-cell-properties fo:background-color="#e8f2a1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0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1" style:family="table-cell" style:parent-style-name="Default">
      <style:table-cell-properties fo:background-color="#e8f2a1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82" style:family="table-cell" style:parent-style-name="Default">
      <style:table-cell-properties fo:background-color="#ffb66c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3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84" style:family="table-cell" style:parent-style-name="Default">
      <style:table-cell-properties fo:background-color="#95b3d7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85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90" style:family="table-cell" style:parent-style-name="Default">
      <style:table-cell-properties fo:background-color="#ffd428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ffd428" style:text-align-source="fix" style:repeat-content="false" style:vertical-align="middle"/>
      <style:paragraph-properties fo:text-align="start" fo:margin-left="0in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4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0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1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16" style:family="table-cell" style:parent-style-name="Default" style:data-style-name="N130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30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2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6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8" style:family="table-cell" style:parent-style-name="Default" style:data-style-name="N130"/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54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55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56" style:family="table-cell" style:parent-style-name="Default" style:data-style-name="N1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57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58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9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</style:style>
    <style:style style:name="ce160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161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4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Liberation Sans1" style:font-size-asian="10pt" style:font-name-complex="Liberation Sans1" style:font-size-complex="10pt"/>
    </style:style>
    <style:style style:name="ce50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66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7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8" style:family="table-cell" style:parent-style-name="Default">
      <style:table-cell-properties fo:background-color="#fabf8f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9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Calibri" style:font-size-asian="10pt" style:font-name-complex="Calibri" style:font-size-complex="10pt"/>
    </style:style>
    <style:style style:name="ce170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71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style:font-name-asian="Calibri" style:font-name-complex="Calibri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" style:font-name-asian="F" style:font-name-complex="F"/>
    </style:style>
    <style:style style:name="ce174" style:family="table-cell" style:parent-style-name="Default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75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border="none" style:rotation-angle="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77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78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80" style:family="table-cell" style:parent-style-name="Default">
      <style:table-cell-properties fo:background-color="transparent" fo:border="none"/>
      <style:paragraph-properties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" style:font-name-complex="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42424" fo:font-size="10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6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4" table:number-columns-repeated="4" table:default-cell-style-name="ce77"/>
        <table:table-column table:style-name="co3" table:number-columns-repeated="2" table:default-cell-style-name="ce77"/>
        <table:table-column table:style-name="co8" table:default-cell-style-name="ce77"/>
        <table:table-column table:style-name="co3" table:number-columns-repeated="4" table:default-cell-style-name="ce77"/>
        <table:table-column table:style-name="co9" table:default-cell-style-name="ce77"/>
        <table:table-column table:style-name="co3" table:number-columns-repeated="4" table:default-cell-style-name="ce77"/>
        <table:table-column table:style-name="co10" table:default-cell-style-name="ce77"/>
        <table:table-column table:style-name="co3" table:number-columns-repeated="16" table:default-cell-style-name="ce77"/>
        <table:table-column table:style-name="co11" table:default-cell-style-name="ce77"/>
        <table:table-column table:style-name="co3" table:number-columns-repeated="4" table:default-cell-style-name="ce77"/>
        <table:table-column table:style-name="co12" table:default-cell-style-name="ce77"/>
        <table:table-column table:style-name="co3" table:number-columns-repeated="972" table:default-cell-style-name="ce77"/>
        <table:table-column table:style-name="co13" table:default-cell-style-name="ce77"/>
        <table:table-column table:style-name="co13" table:number-columns-repeated="100" table:default-cell-style-name="Default"/>
        <table:table-column table:style-name="co14" table:default-cell-style-name="Default"/>
        <table:table-row table:style-name="ro1">
          <table:table-cell table:style-name="ce76" office:value-type="string" calcext:value-type="string">
            <text:p><text:span text:style-name="T1">DS-CNN KWS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layer:</text:span></text:p>
          </table:table-cell>
          <table:table-cell office:value-type="string" calcext:value-type="string">
            <text:p><text:span text:style-name="T1">Input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ool</text:span></text:p>
          </table:table-cell>
          <table:table-cell office:value-type="string" calcext:value-type="string">
            <text:p><text:span text:style-name="T1">Dense</text:span></text:p>
          </table:table-cell>
          <table:table-cell table:number-columns-repeated="2"/>
          <table:table-cell office:value-type="string" calcext:value-type="string">
            <text:p><text:span text:style-name="T1">Converter</text:span></text:p>
          </table:table-cell>
          <table:table-cell office:value-type="string" calcext:value-type="string">
            <text:p><text:span text:style-name="T1">Non-Linearity</text:span></text:p>
          </table:table-cell>
          <table:table-cell office:value-type="string" calcext:value-type="string">
            <text:p><text:span text:style-name="T1">Converter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ize activations (byte)</text:span></text:p>
          </table:table-cell>
          <table:table-cell office:value-type="float" office:value="490" calcext:value-type="float">
            <text:p>490</text:p>
          </table:table-cell>
          <table:table-cell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hape</text:span></text:p>
          </table:table-cell>
          <table:table-cell office:value-type="string" calcext:value-type="string">
            <text:p><text:span text:style-name="T1">1,49,10,1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1,1,64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2"/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weights</text:p>
          </table:table-cell>
          <table:table-cell/>
          <table:table-cell table:style-name="ce146" office:value-type="float" office:value="2560" calcext:value-type="float">
            <text:p>2560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/>
          <table:table-cell table:style-name="ce146" office:value-type="float" office:value="768" calcext:value-type="float">
            <text:p>768</text:p>
          </table:table-cell>
          <table:table-cell table:number-columns-repeated="5"/>
          <table:table-cell table:formula="of:=SUM([.B5:.V5])" office:value-type="float" office:value="22016" calcext:value-type="float">
            <text:p>22016</text:p>
          </table:table-cell>
          <table:table-cell office:value-type="string" calcext:value-type="string">
            <text:p>weight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/>
          <table:table-cell table:style-name="ce146" office:value-type="float" office:value="12" calcext:value-type="float">
            <text:p>12</text:p>
          </table:table-cell>
          <table:table-cell table:number-columns-repeated="5"/>
          <table:table-cell table:formula="of:=SUM([.B6:.V6])" office:value-type="float" office:value="588" calcext:value-type="float">
            <text:p>588</text:p>
          </table:table-cell>
          <table:table-cell office:value-type="string" calcext:value-type="string">
            <text:p>biase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OTAL</text:p>
          </table:table-cell>
          <table:table-cell table:number-columns-repeated="1107"/>
        </table:table-row>
        <table:table-row table:style-name="ro1"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17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3]*[.C14]*[.C7]*[.C11]*[.C12]*[.C8]" office:value-type="float" office:value="320000" calcext:value-type="float">
            <text:p>320000</text:p>
          </table:table-cell>
          <table:table-cell/>
          <table:table-cell table:formula="of:=[.E13]*[.E14]*[.E11]*[.E12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3]*[.H14]*[.H11]*[.H12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3]*[.K14]*[.K11]*[.K12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3]*[.N14]*[.N11]*[.N12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table:formula="of:=[.P9]*[.P10]*[.P7]"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18:.Q18])" office:value-type="float" office:value="2664768" calcext:value-type="float">
            <text:p>2664768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formula="of:=SUM([.B18:.Q18])+SUM([.T18:.V18])" office:value-type="float" office:value="2664996" calcext:value-type="float">
            <text:p>2664996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17"/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4"/>
          <table:table-cell table:style-name="ce80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1]*[.E12]*[.E13]*[.E14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20:.Q20])" office:value-type="float" office:value="2344768" calcext:value-type="float">
            <text:p>2344768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4"/>
          <table:table-cell table:style-name="ce80"/>
          <table:table-cell table:number-columns-repeated="1101"/>
        </table:table-row>
        <table:table-row table:style-name="ro1"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17"/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4"/>
          <table:table-cell table:style-name="ce80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7]*[.C13]*[.C14]*[.C8]" office:value-type="float" office:value="320000" calcext:value-type="float">
            <text:p>320000</text:p>
          </table:table-cell>
          <table:table-cell/>
          <table:table-cell table:formula="of:=[.E11]*[.E12]*[.E13]*[.E14]*[.E8]" office:value-type="float" office:value="72000" calcext:value-type="float">
            <text:p>72000</text:p>
          </table:table-cell>
          <table:table-cell table:formula="of:=[.F11]*[.F12]*[.F7]*[.F13]*[.F14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1]*[.I12]*[.I7]*[.I13]*[.I14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1]*[.L12]*[.L7]*[.L13]*[.L14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1]*[.O12]*[.O7]*[.O13]*[.O14]*[.O8]" office:value-type="float" office:value="512000" calcext:value-type="float">
            <text:p>512000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SUM([.C22:.Q22])" office:value-type="float" office:value="2656768" calcext:value-type="float">
            <text:p>2656768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4"/>
          <table:table-cell table:style-name="ce80"/>
          <table:table-cell table:number-columns-repeated="1101"/>
        </table:table-row>
        <table:table-row table:style-name="ro1"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17"/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4:.Q24])" office:value-type="float" office:value="72012" calcext:value-type="float">
            <text:p>72012</text:p>
          </table:table-cell>
          <table:table-cell table:style-name="ce175" office:value-type="string" calcext:value-type="string">
            <text:p>MACC</text:p>
          </table:table-cell>
          <table:table-cell table:number-columns-repeated="1106"/>
        </table:table-row>
        <table:table-row table:style-name="ro1"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17"/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6:.Q26])" office:value-type="float" office:value="72012" calcext:value-type="float">
            <text:p>7201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06"/>
        </table:table-row>
        <table:table-row table:style-name="ro1"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22"/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/>
          <table:table-cell table:formula="of:=SUM([.T28:.V28])" office:value-type="float" office:value="12" calcext:value-type="float">
            <text:p>1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78" office:value-type="string" calcext:value-type="string">
            <text:p><text:span text:style-name="T1">PROJECTION</text:span></text:p>
          </table:table-cell>
          <table:table-cell table:number-columns-repeated="17"/>
          <table:table-cell table:style-name="ce80"/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Q11]*[.B11]*[.B12]" office:value-type="float" office:value="5880" calcext:value-type="float">
            <text:p>5880</text:p>
          </table:table-cell>
          <table:table-cell table:number-columns-repeated="16"/>
          <table:table-cell table:style-name="ce80"/>
          <table:table-cell table:number-columns-repeated="1106"/>
        </table:table-row>
        <table:table-row table:style-name="ro1">
          <table:table-cell table:number-columns-repeated="18"/>
          <table:table-cell table:style-name="ce80"/>
          <table:table-cell table:number-columns-repeated="1106"/>
        </table:table-row>
        <table:table-row table:style-name="ro1">
          <table:table-cell table:style-name="ce79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/>
          <table:table-cell table:style-name="ce80"/>
          <table:table-cell table:number-columns-repeated="5"/>
          <table:table-cell table:style-name="ce80"/>
          <table:table-cell table:number-columns-repeated="2"/>
          <table:table-cell table:style-name="ce80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W18]+[.R20]+[.R22]+[.W28]" office:value-type="float" office:value="7666544" calcext:value-type="float">
            <text:p>7666544</text:p>
          </table:table-cell>
          <table:table-cell table:formula="of:=[.W18]" office:value-type="float" office:value="2664996" calcext:value-type="float">
            <text:p>2664996</text:p>
          </table:table-cell>
          <table:table-cell table:number-columns-repeated="15"/>
          <table:table-cell table:style-name="ce80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ce79" office:value-type="string" calcext:value-type="string">
            <text:p><text:span text:style-name="T1">FORWARD-FORWARD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2*([.R18]+[.R22]+[.R24]+[.R26])" office:value-type="float" office:value="10931120" calcext:value-type="float">
            <text:p>10931120</text:p>
          </table:table-cell>
          <table:table-cell table:formula="of:=12*([.R18]+[.R24]+[.R26])" office:value-type="float" office:value="33705504" calcext:value-type="float">
            <text:p>33705504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E3]+[.D3]+[.B3]" office:value-type="float" office:value="20586" calcext:value-type="float">
            <text:p>20586</text:p>
          </table:table-cell>
          <table:table-cell table:formula="of:=[.D3]+[.E3]+[.B3]" office:value-type="float" office:value="20586" calcext:value-type="float">
            <text:p>20586</text:p>
          </table:table-cell>
          <table:table-cell table:number-columns-repeated="15"/>
          <table:table-cell table:style-name="ce80"/>
          <table:table-cell table:number-columns-repeated="1106"/>
        </table:table-row>
        <table:table-row table:style-name="ro1">
          <table:table-cell table:style-name="ce79" office:value-type="string" calcext:value-type="string">
            <text:p><text:span text:style-name="T1">PEPITA</text:span></text:p>
          </table:table-cell>
          <table:table-cell table:number-columns-repeated="17"/>
          <table:table-cell table:style-name="ce80"/>
          <table:table-cell table:number-columns-repeated="1106"/>
        </table:table-row>
        <table:table-row table:style-name="ro1">
          <table:table-cell table:style-name="ce80" office:value-type="string" calcext:value-type="string">
            <text:p><text:span text:style-name="T1">MACC</text:span></text:p>
          </table:table-cell>
          <table:table-cell table:formula="of:=[.W18]*2+[.R22]+[.W28]+[.B30]" office:value-type="float" office:value="7992652" calcext:value-type="float">
            <text:p>7992652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15"/>
          <table:table-cell table:style-name="ce80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5"/>
          <table:table-cell table:style-name="ce80"/>
          <table:table-cell table:number-columns-repeated="1106"/>
        </table:table-row>
        <table:table-row table:style-name="ro1">
          <table:table-cell table:style-name="ce81" office:value-type="string" calcext:value-type="string">
            <text:p>MEMPEPITA</text:p>
          </table:table-cell>
          <table:table-cell table:number-columns-repeated="2"/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ce80" office:value-type="string" calcext:value-type="string">
            <text:p><text:span text:style-name="T1">MACC</text:span></text:p>
          </table:table-cell>
          <table:table-cell table:formula="of:=[.W18]*3+[.R22]+[.W28]+[.B30]" office:value-type="float" office:value="10657648" calcext:value-type="float">
            <text:p>10657648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Default" office:value-type="string" calcext:value-type="string">
            <text:p>ACTIVATIONS</text:p>
          </table:table-cell>
          <table:table-cell table:formula="of:=[.D3]+[.E3]+[.C3]" office:value-type="float" office:value="28096" calcext:value-type="float">
            <text:p>28096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Default" table:number-columns-repeated="2"/>
          <table:table-cell table:number-columns-repeated="1123"/>
        </table:table-row>
        <table:table-row table:style-name="ro2">
          <table:table-cell table:style-name="ce82" office:value-type="string" calcext:value-type="string">
            <text:p>PARAMETERS</text:p>
          </table:table-cell>
          <table:table-cell table:formula="of:=[.W5]+[.W6]" office:value-type="float" office:value="22604" calcext:value-type="float">
            <text:p>22604</text:p>
          </table:table-cell>
          <table:table-cell table:number-columns-repeated="1123"/>
        </table:table-row>
        <table:table-row table:style-name="ro2">
          <table:table-cell table:style-name="Default" table:number-columns-repeated="5"/>
          <table:table-cell table:number-columns-repeated="1120"/>
        </table:table-row>
        <table:table-row table:style-name="ro2">
          <table:table-cell table:style-name="ce76" office:value-type="string" calcext:value-type="string">
            <text:p><text:span text:style-name="T1">VWW MOBILENET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layer:</text:span></text:p>
          </table:table-cell>
          <table:table-cell table:style-name="ce80" office:value-type="string" calcext:value-type="string">
            <text:p><text:span text:style-name="T1">Input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table:style-name="ce80" office:value-type="string" calcext:value-type="string">
            <text:p><text:span text:style-name="T1">Pool</text:span></text:p>
          </table:table-cell>
          <table:table-cell table:style-name="ce80" office:value-type="string" calcext:value-type="string">
            <text:p><text:span text:style-name="T1">Dense</text:span></text:p>
          </table:table-cell>
          <table:table-cell table:number-columns-repeated="2"/>
          <table:table-cell table:style-name="ce80" office:value-type="string" calcext:value-type="string">
            <text:p><text:span text:style-name="T1">Converter</text:span></text:p>
          </table:table-cell>
          <table:table-cell table:style-name="ce80" office:value-type="string" calcext:value-type="string">
            <text:p><text:span text:style-name="T1">Non_linearity</text:span></text:p>
          </table:table-cell>
          <table:table-cell table:style-name="ce80" office:value-type="string" calcext:value-type="string">
            <text:p><text:span text:style-name="T1">Converter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ize activations (byte)</text:span></text:p>
          </table:table-cell>
          <table:table-cell table:style-name="ce80" office:value-type="float" office:value="27649" calcext:value-type="float">
            <text:p>27649</text:p>
          </table:table-cell>
          <table:table-cell table:style-name="ce80" office:value-type="float" office:value="18432" calcext:value-type="float">
            <text:p>18432</text:p>
          </table:table-cell>
          <table:table-cell office:value-type="float" office:value="20000" calcext:value-type="float">
            <text:p>20000</text:p>
          </table:table-cell>
          <table:table-cell table:style-name="ce80" office:value-type="float" office:value="18432" calcext:value-type="float">
            <text:p>18432</text:p>
          </table:table-cell>
          <table:table-cell table:style-name="ce80" office:value-type="float" office:value="36864" calcext:value-type="float">
            <text:p>36864</text:p>
          </table:table-cell>
          <table:table-cell office:value-type="float" office:value="40000" calcext:value-type="float">
            <text:p>40000</text:p>
          </table:table-cell>
          <table:table-cell table:style-name="ce80" office:value-type="float" office:value="9216" calcext:value-type="float">
            <text:p>9216</text:p>
          </table:table-cell>
          <table:table-cell table:style-name="ce80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number-columns-repeated="2" table:style-name="ce80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style-name="ce80" office:value-type="float" office:value="4608" calcext:value-type="float">
            <text:p>4608</text:p>
          </table:table-cell>
          <table:table-cell table:style-name="ce80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number-columns-repeated="2" table:style-name="ce80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style-name="ce80" office:value-type="float" office:value="2304" calcext:value-type="float">
            <text:p>2304</text:p>
          </table:table-cell>
          <table:table-cell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style-name="ce80" office:value-type="float" office:value="1152" calcext:value-type="float">
            <text:p>1152</text:p>
          </table:table-cell>
          <table:table-cell table:style-name="ce180" office:value-type="float" office:value="2304" calcext:value-type="float">
            <text:p>2304</text:p>
          </table:table-cell>
          <table:table-cell office:value-type="float" office:value="6400" calcext:value-type="float">
            <text:p>6400</text:p>
          </table:table-cell>
          <table:table-cell table:number-columns-repeated="2" table:style-name="ce80" office:value-type="float" office:value="2304" calcext:value-type="float">
            <text:p>2304</text:p>
          </table:table-cell>
          <table:table-cell table:style-name="ce80" office:value-type="float" office:value="256" calcext:value-type="float">
            <text:p>256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80" office:value-type="float" office:value="8" calcext:value-type="float">
            <text:p>8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hape</text:span></text:p>
          </table:table-cell>
          <table:table-cell table:style-name="ce80" office:value-type="string" calcext:value-type="string">
            <text:p><text:span text:style-name="T1">1,96,96,3</text:span></text:p>
          </table:table-cell>
          <table:table-cell table:style-name="ce80" office:value-type="string" calcext:value-type="string">
            <text:p><text:span text:style-name="T1">1,48,48,8</text:span></text:p>
          </table:table-cell>
          <table:table-cell office:value-type="string" calcext:value-type="string">
            <text:p><text:span text:style-name="T1">1,50,50,8</text:span></text:p>
          </table:table-cell>
          <table:table-cell table:style-name="ce80" office:value-type="string" calcext:value-type="string">
            <text:p><text:span text:style-name="T1">1,48,48,8</text:span></text:p>
          </table:table-cell>
          <table:table-cell table:style-name="ce80" office:value-type="string" calcext:value-type="string">
            <text:p><text:span text:style-name="T1">1,48,48,16</text:span></text:p>
          </table:table-cell>
          <table:table-cell office:value-type="string" calcext:value-type="string">
            <text:p><text:span text:style-name="T1">1,50,50,16</text:span></text:p>
          </table:table-cell>
          <table:table-cell table:style-name="ce80" office:value-type="string" calcext:value-type="string">
            <text:p><text:span text:style-name="T1">1,24,24,16</text:span></text:p>
          </table:table-cell>
          <table:table-cell table:style-name="ce80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80" office:value-type="string" calcext:value-type="string">
            <text:p><text:span text:style-name="T1">1,24,24,32</text:span></text:p>
          </table:table-cell>
          <table:table-cell table:style-name="ce80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80" office:value-type="string" calcext:value-type="string">
            <text:p><text:span text:style-name="T1">1,12,12,32</text:span></text:p>
          </table:table-cell>
          <table:table-cell table:style-name="ce80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80" office:value-type="string" calcext:value-type="string">
            <text:p><text:span text:style-name="T1">1,12,12,64</text:span></text:p>
          </table:table-cell>
          <table:table-cell table:style-name="ce80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80" office:value-type="string" calcext:value-type="string">
            <text:p><text:span text:style-name="T1">1,6,6,64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table:style-name="ce179" office:value-type="string" calcext:value-type="string">
            <text:p><text:span text:style-name="T3">1,8,8,128</text:span></text:p>
          </table:table-cell>
          <table:table-cell table:style-name="ce80" office:value-type="string" calcext:value-type="string">
            <text:p><text:span text:style-name="T1">1,3,3,128</text:span></text:p>
          </table:table-cell>
          <table:table-cell table:style-name="ce80" office:value-type="string" calcext:value-type="string">
            <text:p><text:span text:style-name="T1">1,3,3,256</text:span></text:p>
          </table:table-cell>
          <table:table-cell office:value-type="string" calcext:value-type="string">
            <text:p><text:span text:style-name="T1">1,5,5,256</text:span></text:p>
          </table:table-cell>
          <table:table-cell table:style-name="ce80" office:value-type="string" calcext:value-type="string">
            <text:p><text:span text:style-name="T1">1,3,3,256</text:span></text:p>
          </table:table-cell>
          <table:table-cell table:style-name="ce80" office:value-type="string" calcext:value-type="string">
            <text:p><text:span text:style-name="T1">1,3,3,256</text:span></text:p>
          </table:table-cell>
          <table:table-cell table:style-name="ce80" office:value-type="string" calcext:value-type="string">
            <text:p><text:span text:style-name="T1">1,1,1,256</text:span></text:p>
          </table:table-cell>
          <table:table-cell table:style-name="ce80" office:value-type="string" calcext:value-type="string">
            <text:p><text:span text:style-name="T1">1,1,1,2</text:span></text:p>
          </table:table-cell>
          <table:table-cell table:number-columns-repeated="2"/>
          <table:table-cell table:style-name="ce80" office:value-type="string" calcext:value-type="string">
            <text:p><text:span text:style-name="T1">1,1,1,2</text:span></text:p>
          </table:table-cell>
          <table:table-cell table:style-name="ce80" office:value-type="string" calcext:value-type="string">
            <text:p><text:span text:style-name="T1">1,1,1,2</text:span></text:p>
          </table:table-cell>
          <table:table-cell table:style-name="ce80" office:value-type="string" calcext:value-type="string">
            <text:p><text:span text:style-name="T1">1,1,1,2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146" office:value-type="float" office:value="216" calcext:value-type="float">
            <text:p>216</text:p>
          </table:table-cell>
          <table:table-cell table:style-name="Default"/>
          <table:table-cell table:style-name="ce146" office:value-type="float" office:value="72" calcext:value-type="float">
            <text:p>72</text:p>
          </table:table-cell>
          <table:table-cell table:style-name="ce146" office:value-type="float" office:value="128" calcext:value-type="float">
            <text:p>128</text:p>
          </table:table-cell>
          <table:table-cell table:style-name="Default"/>
          <table:table-cell table:style-name="ce146" office:value-type="float" office:value="144" calcext:value-type="float">
            <text:p>144</text:p>
          </table:table-cell>
          <table:table-cell table:style-name="ce146" office:value-type="float" office:value="512" calcext:value-type="float">
            <text:p>512</text:p>
          </table:table-cell>
          <table:table-cell table:style-name="Default"/>
          <table:table-cell table:style-name="ce146" office:value-type="float" office:value="288" calcext:value-type="float">
            <text:p>288</text:p>
          </table:table-cell>
          <table:table-cell table:style-name="ce146" office:value-type="float" office:value="1024" calcext:value-type="float">
            <text:p>1024</text:p>
          </table:table-cell>
          <table:table-cell table:style-name="Default"/>
          <table:table-cell table:style-name="ce146" office:value-type="float" office:value="288" calcext:value-type="float">
            <text:p>288</text:p>
          </table:table-cell>
          <table:table-cell table:style-name="ce146" office:value-type="float" office:value="2048" calcext:value-type="float">
            <text:p>2048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8192" calcext:value-type="float">
            <text:p>8192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ce179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32768" calcext:value-type="float">
            <text:p>32768</text:p>
          </table:table-cell>
          <table:table-cell/>
          <table:table-cell table:style-name="ce146" office:value-type="float" office:value="2304" calcext:value-type="float">
            <text:p>2304</text:p>
          </table:table-cell>
          <table:table-cell table:style-name="ce146" office:value-type="float" office:value="65536" calcext:value-type="float">
            <text:p>65536</text:p>
          </table:table-cell>
          <table:table-cell table:style-name="ce80"/>
          <table:table-cell table:style-name="ce146" office:value-type="float" office:value="512" calcext:value-type="float">
            <text:p>512</text:p>
          </table:table-cell>
          <table:table-cell table:number-columns-repeated="2"/>
          <table:table-cell table:style-name="ce80" table:number-columns-repeated="3"/>
          <table:table-cell table:formula="of:=SUM([.B51:.AW51])" office:value-type="float" office:value="208112" calcext:value-type="float">
            <text:p>208112</text:p>
          </table:table-cell>
          <table:table-cell office:value-type="string" calcext:value-type="string">
            <text:p>weight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146" office:value-type="float" office:value="8" calcext:value-type="float">
            <text:p>8</text:p>
          </table:table-cell>
          <table:table-cell table:style-name="Default"/>
          <table:table-cell table:style-name="ce146" office:value-type="float" office:value="8" calcext:value-type="float">
            <text:p>8</text:p>
          </table:table-cell>
          <table:table-cell table:style-name="ce146" office:value-type="float" office:value="16" calcext:value-type="float">
            <text:p>16</text:p>
          </table:table-cell>
          <table:table-cell table:style-name="Default"/>
          <table:table-cell table:style-name="ce146" office:value-type="float" office:value="16" calcext:value-type="float">
            <text:p>16</text:p>
          </table:table-cell>
          <table:table-cell table:style-name="ce146" office:value-type="float" office:value="32" calcext:value-type="float">
            <text:p>32</text:p>
          </table:table-cell>
          <table:table-cell table:style-name="Default"/>
          <table:table-cell table:number-columns-repeated="2" table:style-name="ce146" office:value-type="float" office:value="32" calcext:value-type="float">
            <text:p>32</text:p>
          </table:table-cell>
          <table:table-cell table:style-name="Default"/>
          <table:table-cell table:style-name="ce146" office:value-type="float" office:value="32" calcext:value-type="float">
            <text:p>32</text:p>
          </table:table-cell>
          <table:table-cell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 table:style-name="Default"/>
          <table:table-cell table:style-name="ce146" office:value-type="float" office:value="64" calcext:value-type="float">
            <text:p>64</text:p>
          </table:table-cell>
          <table:table-cell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ce179"/>
          <table:table-cell table:style-name="ce146" office:value-type="float" office:value="128" calcext:value-type="float">
            <text:p>128</text:p>
          </table:table-cell>
          <table:table-cell table:style-name="ce146" office:value-type="float" office:value="256" calcext:value-type="float">
            <text:p>256</text:p>
          </table:table-cell>
          <table:table-cell/>
          <table:table-cell table:number-columns-repeated="2" table:style-name="ce146" office:value-type="float" office:value="256" calcext:value-type="float">
            <text:p>256</text:p>
          </table:table-cell>
          <table:table-cell table:style-name="ce80"/>
          <table:table-cell table:style-name="ce146" office:value-type="float" office:value="2" calcext:value-type="float">
            <text:p>2</text:p>
          </table:table-cell>
          <table:table-cell table:number-columns-repeated="2"/>
          <table:table-cell table:style-name="ce80" table:number-columns-repeated="3"/>
          <table:table-cell table:formula="of:=SUM([.B52:.AW52])" office:value-type="float" office:value="2738" calcext:value-type="float">
            <text:p>2738</text:p>
          </table:table-cell>
          <table:table-cell office:value-type="string" calcext:value-type="string">
            <text:p>biase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table:style-name="ce80" office:value-type="float" office:value="128" calcext:value-type="float">
            <text:p>128</text:p>
          </table:table-cell>
          <table:table-cell/>
          <table:table-cell table:number-columns-repeated="2" table:style-name="ce80" office:value-type="float" office:value="128" calcext:value-type="float">
            <text:p>128</text:p>
          </table:table-cell>
          <table:table-cell/>
          <table:table-cell table:number-columns-repeated="2" table:style-name="ce80" office:value-type="float" office:value="128" calcext:value-type="float">
            <text:p>128</text:p>
          </table:table-cell>
          <table:table-cell/>
          <table:table-cell table:number-columns-repeated="2" table:style-name="ce80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 table:number-columns-repeated="1082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number-columns-repeated="3"/>
          <table:table-cell table:style-name="ce80" table:number-columns-repeated="2"/>
          <table:table-cell/>
          <table:table-cell table:style-name="ce80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table:style-name="ce80" office:value-type="float" office:value="96" calcext:value-type="float">
            <text:p>96</text:p>
          </table:table-cell>
          <table:table-cell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48" calcext:value-type="float">
            <text:p>48</text:p>
          </table:table-cell>
          <table:table-cell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80" office:value-type="float" office:value="5" calcext:value-type="float">
            <text:p>5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style-name="ce80" office:value-type="float" office:value="256" calcext:value-type="float">
            <text:p>256</text:p>
          </table:table-cell>
          <table:table-cell table:style-name="ce80" table:number-columns-repeated="5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table:style-name="ce80" office:value-type="float" office:value="96" calcext:value-type="float">
            <text:p>96</text:p>
          </table:table-cell>
          <table:table-cell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48" calcext:value-type="float">
            <text:p>48</text:p>
          </table:table-cell>
          <table:table-cell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80" office:value-type="float" office:value="5" calcext:value-type="float">
            <text:p>5</text:p>
          </table:table-cell>
          <table:table-cell table:style-name="ce8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80" table:number-columns-repeated="2"/>
          <table:table-cell table:number-columns-repeated="2"/>
          <table:table-cell table:style-name="ce80" table:number-columns-repeated="2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81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87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number-columns-repeated="1080"/>
        </table:table-row>
        <table:table-row table:style-name="ro2"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44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9]*[.C60]*[.C57]*[.C58]*[.C53]*[.C54]" office:value-type="float" office:value="497664" calcext:value-type="float">
            <text:p>497664</text:p>
          </table:table-cell>
          <table:table-cell/>
          <table:table-cell table:formula="of:=[.E59]*[.E60]*[.E57]*[.E58]*[.E54]" office:value-type="float" office:value="165888" calcext:value-type="float">
            <text:p>165888</text:p>
          </table:table-cell>
          <table:table-cell table:formula="of:=[.F59]*[.F60]*[.F57]*[.F58]*[.F53]*[.F54]" office:value-type="float" office:value="294912" calcext:value-type="float">
            <text:p>294912</text:p>
          </table:table-cell>
          <table:table-cell/>
          <table:table-cell table:formula="of:=[.H59]*[.H60]*[.H57]*[.H58]*[.H54]" office:value-type="float" office:value="82944" calcext:value-type="float">
            <text:p>82944</text:p>
          </table:table-cell>
          <table:table-cell table:formula="of:=[.I59]*[.I60]*[.I57]*[.I58]*[.I53]*[.I54]" office:value-type="float" office:value="294912" calcext:value-type="float">
            <text:p>294912</text:p>
          </table:table-cell>
          <table:table-cell/>
          <table:table-cell table:formula="of:=[.K59]*[.K60]*[.K57]*[.K58]*[.K54]" office:value-type="float" office:value="165888" calcext:value-type="float">
            <text:p>165888</text:p>
          </table:table-cell>
          <table:table-cell table:formula="of:=[.L59]*[.L60]*[.L57]*[.L58]*[.L53]*[.L54]" office:value-type="float" office:value="589824" calcext:value-type="float">
            <text:p>589824</text:p>
          </table:table-cell>
          <table:table-cell/>
          <table:table-cell table:formula="of:=[.N59]*[.N60]*[.N57]*[.N58]*[.N54]" office:value-type="float" office:value="41472" calcext:value-type="float">
            <text:p>41472</text:p>
          </table:table-cell>
          <table:table-cell table:formula="of:=[.O59]*[.O60]*[.O57]*[.O58]*[.O53]*[.O54]" office:value-type="float" office:value="294912" calcext:value-type="float">
            <text:p>294912</text:p>
          </table:table-cell>
          <table:table-cell/>
          <table:table-cell table:formula="of:=[.Q59]*[.Q60]*[.Q57]*[.Q58]*[.Q54]" office:value-type="float" office:value="82944" calcext:value-type="float">
            <text:p>82944</text:p>
          </table:table-cell>
          <table:table-cell table:formula="of:=[.R59]*[.R60]*[.R57]*[.R58]*[.R53]*[.R54]" office:value-type="float" office:value="589824" calcext:value-type="float">
            <text:p>589824</text:p>
          </table:table-cell>
          <table:table-cell/>
          <table:table-cell table:formula="of:=[.T59]*[.T60]*[.T57]*[.T58]*[.T54]" office:value-type="float" office:value="147456" calcext:value-type="float">
            <text:p>147456</text:p>
          </table:table-cell>
          <table:table-cell table:formula="of:=[.U59]*[.U60]*[.U57]*[.U58]*[.U53]*[.U54]" office:value-type="float" office:value="294912" calcext:value-type="float">
            <text:p>294912</text:p>
          </table:table-cell>
          <table:table-cell/>
          <table:table-cell table:formula="of:=[.W59]*[.W60]*[.W57]*[.W58]*[.W54]" office:value-type="float" office:value="41472" calcext:value-type="float">
            <text:p>41472</text:p>
          </table:table-cell>
          <table:table-cell table:formula="of:=[.X59]*[.X60]*[.X57]*[.X58]*[.X53]*[.X54]" office:value-type="float" office:value="589824" calcext:value-type="float">
            <text:p>589824</text:p>
          </table:table-cell>
          <table:table-cell/>
          <table:table-cell table:formula="of:=[.Z59]*[.Z60]*[.Z57]*[.Z58]*[.Z54]" office:value-type="float" office:value="41472" calcext:value-type="float">
            <text:p>41472</text:p>
          </table:table-cell>
          <table:table-cell table:formula="of:=[.AA59]*[.AA60]*[.AA57]*[.AA58]*[.AA53]*[.AA54]" office:value-type="float" office:value="589824" calcext:value-type="float">
            <text:p>589824</text:p>
          </table:table-cell>
          <table:table-cell/>
          <table:table-cell table:formula="of:=[.AC59]*[.AC60]*[.AC57]*[.AC58]*[.AC54]" office:value-type="float" office:value="41472" calcext:value-type="float">
            <text:p>41472</text:p>
          </table:table-cell>
          <table:table-cell table:formula="of:=[.AD59]*[.AD60]*[.AD57]*[.AD58]*[.AD53]*[.AD54]" office:value-type="float" office:value="589824" calcext:value-type="float">
            <text:p>589824</text:p>
          </table:table-cell>
          <table:table-cell/>
          <table:table-cell table:formula="of:=[.AF59]*[.AF60]*[.AF57]*[.AF58]*[.AF54]" office:value-type="float" office:value="41472" calcext:value-type="float">
            <text:p>41472</text:p>
          </table:table-cell>
          <table:table-cell table:formula="of:=[.AG59]*[.AG60]*[.AG57]*[.AG58]*[.AG53]*[.AG54]" office:value-type="float" office:value="589824" calcext:value-type="float">
            <text:p>589824</text:p>
          </table:table-cell>
          <table:table-cell/>
          <table:table-cell table:formula="of:=[.AI59]*[.AI60]*[.AI57]*[.AI58]*[.AI54]" office:value-type="float" office:value="41472" calcext:value-type="float">
            <text:p>41472</text:p>
          </table:table-cell>
          <table:table-cell table:formula="of:=[.AJ59]*[.AJ60]*[.AJ57]*[.AJ58]*[.AJ53]*[.AJ54]" office:value-type="float" office:value="589824" calcext:value-type="float">
            <text:p>589824</text:p>
          </table:table-cell>
          <table:table-cell/>
          <table:table-cell table:formula="of:=[.AL59]*[.AL60]*[.AL57]*[.AL58]*[.AL54]" office:value-type="float" office:value="10368" calcext:value-type="float">
            <text:p>10368</text:p>
          </table:table-cell>
          <table:table-cell table:formula="of:=[.AM59]*[.AM60]*[.AM57]*[.AM58]*[.AM53]*[.AM54]" office:value-type="float" office:value="294912" calcext:value-type="float">
            <text:p>294912</text:p>
          </table:table-cell>
          <table:table-cell/>
          <table:table-cell table:formula="of:=[.AO59]*[.AO60]*[.AO57]*[.AO58]*[.AO54]" office:value-type="float" office:value="20736" calcext:value-type="float">
            <text:p>20736</text:p>
          </table:table-cell>
          <table:table-cell table:formula="of:=[.AP59]*[.AP60]*[.AP57]*[.AP58]*[.AP53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5]*[.AR57]" office:value-type="float" office:value="512" calcext:value-type="float">
            <text:p>512</text:p>
          </table:table-cell>
          <table:table-cell table:formula="of:=SUM([.B64:.AR64])" office:value-type="float" office:value="7618688" calcext:value-type="float">
            <text:p>7618688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C64:.AR64])+SUM([.AU64:.AW64])" office:value-type="float" office:value="7618726" calcext:value-type="float">
            <text:p>7618726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44"/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57]*[.E58]*[.E59]*[.E60]*[.E54]" office:value-type="float" office:value="165888" calcext:value-type="float">
            <text:p>165888</text:p>
          </table:table-cell>
          <table:table-cell table:formula="of:=[.F59]*[.F60]*[.F53]*[.F57]*[.F58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9]*[.I60]*[.I53]*[.I57]*[.I58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9]*[.L60]*[.L53]*[.L57]*[.L58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9]*[.O60]*[.O53]*[.O57]*[.O58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9]*[.R60]*[.R53]*[.R57]*[.R58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9]*[.U60]*[.U53]*[.U57]*[.U58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9]*[.X60]*[.X53]*[.X57]*[.X58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9]*[.AA60]*[.AA53]*[.AA57]*[.AA58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9]*[.AD60]*[.AD53]*[.AD57]*[.AD58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9]*[.AG60]*[.AG53]*[.AG57]*[.AG58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9]*[.AJ60]*[.AJ53]*[.AJ57]*[.AJ58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9]*[.AM60]*[.AM53]*[.AM57]*[.AM58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9]*[.AP60]*[.AP53]*[.AP57]*[.AP58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7]*[.AR55]" office:value-type="float" office:value="512" calcext:value-type="float">
            <text:p>512</text:p>
          </table:table-cell>
          <table:table-cell table:formula="of:=SUM([.B66:.AR66])" office:value-type="float" office:value="7121024" calcext:value-type="float">
            <text:p>7121024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44"/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3]*[.C59]*[.C60]*[.C54]" office:value-type="float" office:value="497664" calcext:value-type="float">
            <text:p>497664</text:p>
          </table:table-cell>
          <table:table-cell/>
          <table:table-cell table:formula="of:=[.E57]*[.E58]*[.E59]*[.E60]*[.E54]" office:value-type="float" office:value="165888" calcext:value-type="float">
            <text:p>165888</text:p>
          </table:table-cell>
          <table:table-cell table:formula="of:=[.F57]*[.F58]*[.F53]*[.F59]*[.F60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7]*[.I58]*[.I53]*[.I59]*[.I60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7]*[.L58]*[.L53]*[.L59]*[.L60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7]*[.O58]*[.O53]*[.O59]*[.O60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7]*[.R58]*[.R53]*[.R59]*[.R60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7]*[.U58]*[.U53]*[.U59]*[.U60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7]*[.X58]*[.X53]*[.X59]*[.X60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7]*[.AA58]*[.AA53]*[.AA59]*[.AA60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7]*[.AD58]*[.AD53]*[.AD59]*[.AD60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7]*[.AG58]*[.AG53]*[.AG59]*[.AG60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7]*[.AJ58]*[.AJ53]*[.AJ59]*[.AJ60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7]*[.AM58]*[.AM53]*[.AM59]*[.AM60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7]*[.AP58]*[.AP53]*[.AP59]*[.AP60]*[.AP54]" office:value-type="float" office:value="589824" calcext:value-type="float">
            <text:p>58982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68:.AR68])" office:value-type="float" office:value="7616384" calcext:value-type="float">
            <text:p>7616384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44"/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7]*[.AR55]" office:value-type="float" office:value="512" calcext:value-type="float">
            <text:p>512</text:p>
          </table:table-cell>
          <table:table-cell table:formula="of:=SUM([.B70:.AR70])" office:value-type="float" office:value="246144" calcext:value-type="float">
            <text:p>246144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44"/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72:.AR72])" office:value-type="float" office:value="246144" calcext:value-type="float">
            <text:p>246144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49"/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table:formula="of:=SUM([.AU74:.AW74])" office:value-type="float" office:value="2" calcext:value-type="float">
            <text:p>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78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R57]*[.B57]*[.B58]*[.B54]" office:value-type="float" office:value="55296" calcext:value-type="float">
            <text:p>55296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79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 table:style-name="Default" table:number-columns-repeated="2"/>
          <table:table-cell table:number-columns-repeated="1120"/>
        </table:table-row>
        <table:table-row table:style-name="ro3">
          <table:table-cell office:value-type="string" calcext:value-type="string">
            <text:p><text:span text:style-name="T1">MACC</text:span></text:p>
          </table:table-cell>
          <table:table-cell table:formula="of:=[.AX64]+[.AS66]+[.AS68]+[.AX74]" office:value-type="float" office:value="22356136" calcext:value-type="float">
            <text:p>22356136</text:p>
          </table:table-cell>
          <table:table-cell table:formula="of:=+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3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79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80" office:value-type="string" calcext:value-type="string">
            <text:p><text:span text:style-name="T1">MACC</text:span></text:p>
          </table:table-cell>
          <table:table-cell table:formula="of:=2*([.AS64]+[.AS68]+[.AS70]+[.AS72])" office:value-type="float" office:value="31454720" calcext:value-type="float">
            <text:p>31454720</text:p>
          </table:table-cell>
          <table:table-cell table:formula="of:=2*([.AS64]+[.AS70]+[.AS72])" office:value-type="float" office:value="16221952" calcext:value-type="float">
            <text:p>16221952</text:p>
          </table:table-cell>
          <table:table-cell table:number-columns-repeated="1122"/>
        </table:table-row>
        <table:table-row table:style-name="ro2">
          <table:table-cell table:style-name="ce80" office:value-type="string" calcext:value-type="string">
            <text:p>ACTIVATIONS</text:p>
          </table:table-cell>
          <table:table-cell table:formula="of:=[.F49]+[.E49]+[.B49]" office:value-type="float" office:value="82945" calcext:value-type="float">
            <text:p>82945</text:p>
          </table:table-cell>
          <table:table-cell table:formula="of:=[.B49]+[.E49]+[.F49]" office:value-type="float" office:value="82945" calcext:value-type="float">
            <text:p>82945</text:p>
          </table:table-cell>
          <table:table-cell table:number-columns-repeated="1122"/>
        </table:table-row>
        <table:table-row table:style-name="ro2">
          <table:table-cell table:style-name="ce81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80" office:value-type="string" calcext:value-type="string">
            <text:p><text:span text:style-name="T1">MACC</text:span></text:p>
          </table:table-cell>
          <table:table-cell table:formula="of:=[.AX64]*2+[.AS68]+[.AX74]+[.B76]" office:value-type="float" office:value="22909134" calcext:value-type="float">
            <text:p>22909134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81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80" office:value-type="string" calcext:value-type="string">
            <text:p><text:span text:style-name="T1">MACC</text:span></text:p>
          </table:table-cell>
          <table:table-cell table:formula="of:=[.AX64]*3+[.AS68]+[.AX74]+[.B76]" office:value-type="float" office:value="30527860" calcext:value-type="float">
            <text:p>30527860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F49]+[.E49]+[.F49]" office:value-type="float" office:value="92160" calcext:value-type="float">
            <text:p>92160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number-columns-repeated="1125"/>
        </table:table-row>
        <table:table-row table:style-name="ro2">
          <table:table-cell table:style-name="ce82" office:value-type="string" calcext:value-type="string">
            <text:p>PARAMETERS</text:p>
          </table:table-cell>
          <table:table-cell table:formula="of:=[.AX51]+[.AX52]" office:value-type="float" office:value="210850" calcext:value-type="float">
            <text:p>210850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76" office:value-type="string" calcext:value-type="string">
            <text:p><text:span text:style-name="T1">CIFAR RESNET</text:span></text:p>
          </table:table-cell>
          <table:table-cell table:number-columns-repeated="1124"/>
        </table:table-row>
        <table:table-row table:style-name="ro2">
          <table:table-cell table:style-name="ce80" office:value-type="string" calcext:value-type="string">
            <text:p><text:span text:style-name="T1">layer:</text:span></text:p>
          </table:table-cell>
          <table:table-cell table:style-name="ce80" office:value-type="string" calcext:value-type="string">
            <text:p><text:span text:style-name="T1">input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table:style-name="ce168" office:value-type="string" calcext:value-type="string">
            <text:p><text:span text:style-name="T1">Padding</text:span></text:p>
          </table:table-cell>
          <table:table-cell table:style-name="ce168" office:value-type="string" calcext:value-type="string">
            <text:p><text:span text:style-name="T1">Conv2d</text:span></text:p>
          </table:table-cell>
          <table:table-cell table:style-name="ce168" office:value-type="string" calcext:value-type="string">
            <text:p><text:span text:style-name="T1">Padding</text:span></text:p>
          </table:table-cell>
          <table:table-cell table:style-name="ce168" office:value-type="string" calcext:value-type="string">
            <text:p><text:span text:style-name="T1">Conv2d</text:span></text:p>
          </table:table-cell>
          <table:table-cell table:style-name="ce80" office:value-type="string" calcext:value-type="string">
            <text:p><text:span text:style-name="T1">Eltwise</text:span></text:p>
          </table:table-cell>
          <table:table-cell table:style-name="ce168" office:value-type="string" calcext:value-type="string">
            <text:p><text:span text:style-name="T1">Padding</text:span></text:p>
          </table:table-cell>
          <table:table-cell table:style-name="ce168" office:value-type="string" calcext:value-type="string">
            <text:p><text:span text:style-name="T1">Conv2d</text:span></text:p>
          </table:table-cell>
          <table:table-cell table:style-name="ce168" office:value-type="string" calcext:value-type="string">
            <text:p><text:span text:style-name="T1">Padding</text:span></text:p>
          </table:table-cell>
          <table:table-cell table:style-name="ce168" office:value-type="string" calcext:value-type="string">
            <text:p><text:span text:style-name="T1">Conv2d</text:span></text:p>
          </table:table-cell>
          <table:table-cell table:style-name="ce78" office:value-type="string" calcext:value-type="string">
            <text:p><text:span text:style-name="T1">Conv2d</text:span></text:p>
          </table:table-cell>
          <table:table-cell table:style-name="ce80" office:value-type="string" calcext:value-type="string">
            <text:p><text:span text:style-name="T1">Eltwise</text:span></text:p>
          </table:table-cell>
          <table:table-cell table:style-name="ce168" office:value-type="string" calcext:value-type="string">
            <text:p><text:span text:style-name="T1">Padding</text:span></text:p>
          </table:table-cell>
          <table:table-cell table:style-name="ce168" office:value-type="string" calcext:value-type="string">
            <text:p><text:span text:style-name="T1">Conv2d</text:span></text:p>
          </table:table-cell>
          <table:table-cell table:style-name="ce168" office:value-type="string" calcext:value-type="string">
            <text:p><text:span text:style-name="T1">Padding</text:span></text:p>
          </table:table-cell>
          <table:table-cell table:style-name="ce168" office:value-type="string" calcext:value-type="string">
            <text:p><text:span text:style-name="T1">Conv2d</text:span></text:p>
          </table:table-cell>
          <table:table-cell table:style-name="ce78" office:value-type="string" calcext:value-type="string">
            <text:p><text:span text:style-name="T1">Conv2d</text:span></text:p>
          </table:table-cell>
          <table:table-cell table:style-name="ce80" office:value-type="string" calcext:value-type="string">
            <text:p><text:span text:style-name="T1">Eltwise</text:span></text:p>
          </table:table-cell>
          <table:table-cell table:style-name="ce80" office:value-type="string" calcext:value-type="string">
            <text:p><text:span text:style-name="T1">Pool</text:span></text:p>
          </table:table-cell>
          <table:table-cell table:style-name="ce80" office:value-type="string" calcext:value-type="string">
            <text:p><text:span text:style-name="T1">Dense</text:span></text:p>
          </table:table-cell>
          <table:table-cell table:number-columns-repeated="2"/>
          <table:table-cell table:style-name="ce80" office:value-type="string" calcext:value-type="string">
            <text:p><text:span text:style-name="T1">converter</text:span></text:p>
          </table:table-cell>
          <table:table-cell table:style-name="ce80" office:value-type="string" calcext:value-type="string">
            <text:p><text:span text:style-name="T1">NonLin</text:span></text:p>
          </table:table-cell>
          <table:table-cell table:style-name="ce80" office:value-type="string" calcext:value-type="string">
            <text:p><text:span text:style-name="T1">converter</text:span></text:p>
          </table:table-cell>
          <table:table-cell table:number-columns-repeated="1098"/>
        </table:table-row>
        <table:table-row table:style-name="ro2">
          <table:table-cell table:style-name="ce80" office:value-type="string" calcext:value-type="string">
            <text:p><text:span text:style-name="T1">size activations (byte)</text:span></text:p>
          </table:table-cell>
          <table:table-cell table:style-name="ce80" office:value-type="float" office:value="3073" calcext:value-type="float">
            <text:p>3073</text:p>
          </table:table-cell>
          <table:table-cell table:style-name="ce80" office:value-type="float" office:value="16384" calcext:value-type="float">
            <text:p>16384</text:p>
          </table:table-cell>
          <table:table-cell table:style-name="ce168" office:value-type="float" office:value="18496" calcext:value-type="float">
            <text:p>18496</text:p>
          </table:table-cell>
          <table:table-cell table:style-name="ce168" office:value-type="float" office:value="16384" calcext:value-type="float">
            <text:p>16384</text:p>
          </table:table-cell>
          <table:table-cell table:style-name="ce168" office:value-type="float" office:value="18496" calcext:value-type="float">
            <text:p>18496</text:p>
          </table:table-cell>
          <table:table-cell table:style-name="ce168" office:value-type="float" office:value="16384" calcext:value-type="float">
            <text:p>16384</text:p>
          </table:table-cell>
          <table:table-cell table:style-name="ce80" office:value-type="float" office:value="16384" calcext:value-type="float">
            <text:p>16384</text:p>
          </table:table-cell>
          <table:table-cell table:style-name="ce168" office:value-type="float" office:value="18496" calcext:value-type="float">
            <text:p>18496</text:p>
          </table:table-cell>
          <table:table-cell table:style-name="ce168" office:value-type="float" office:value="8192" calcext:value-type="float">
            <text:p>8192</text:p>
          </table:table-cell>
          <table:table-cell table:style-name="ce168" office:value-type="float" office:value="10368" calcext:value-type="float">
            <text:p>10368</text:p>
          </table:table-cell>
          <table:table-cell table:style-name="ce168" office:value-type="float" office:value="8192" calcext:value-type="float">
            <text:p>8192</text:p>
          </table:table-cell>
          <table:table-cell table:style-name="ce78" office:value-type="float" office:value="8192" calcext:value-type="float">
            <text:p>8192</text:p>
          </table:table-cell>
          <table:table-cell table:style-name="ce80" office:value-type="float" office:value="8192" calcext:value-type="float">
            <text:p>8192</text:p>
          </table:table-cell>
          <table:table-cell table:style-name="ce168" office:value-type="float" office:value="10368" calcext:value-type="float">
            <text:p>10368</text:p>
          </table:table-cell>
          <table:table-cell table:style-name="ce168" office:value-type="float" office:value="4096" calcext:value-type="float">
            <text:p>4096</text:p>
          </table:table-cell>
          <table:table-cell table:style-name="ce168" office:value-type="float" office:value="6400" calcext:value-type="float">
            <text:p>6400</text:p>
          </table:table-cell>
          <table:table-cell table:style-name="ce168" office:value-type="float" office:value="4096" calcext:value-type="float">
            <text:p>4096</text:p>
          </table:table-cell>
          <table:table-cell table:style-name="ce78" office:value-type="float" office:value="4096" calcext:value-type="float">
            <text:p>4096</text:p>
          </table:table-cell>
          <table:table-cell table:style-name="ce80" office:value-type="float" office:value="4096" calcext:value-type="float">
            <text:p>4096</text:p>
          </table:table-cell>
          <table:table-cell table:style-name="ce80" office:value-type="float" office:value="64" calcext:value-type="float">
            <text:p>64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2"/>
          <table:table-cell table:number-columns-repeated="2" table:style-name="ce80" office:value-type="float" office:value="40" calcext:value-type="float">
            <text:p>40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1098"/>
        </table:table-row>
        <table:table-row table:style-name="ro2">
          <table:table-cell table:style-name="ce80" office:value-type="string" calcext:value-type="string">
            <text:p><text:span text:style-name="T1">shape</text:span></text:p>
          </table:table-cell>
          <table:table-cell table:style-name="ce80" office:value-type="string" calcext:value-type="string">
            <text:p><text:span text:style-name="T1">1,32,32,3</text:span></text:p>
          </table:table-cell>
          <table:table-cell table:style-name="ce80" office:value-type="string" calcext:value-type="string">
            <text:p><text:span text:style-name="T1">1,32,32,16</text:span></text:p>
          </table:table-cell>
          <table:table-cell table:style-name="ce168" office:value-type="string" calcext:value-type="string">
            <text:p><text:span text:style-name="T1">1,34,34,16</text:span></text:p>
          </table:table-cell>
          <table:table-cell table:style-name="ce168" office:value-type="string" calcext:value-type="string">
            <text:p><text:span text:style-name="T1">1,32,32,16</text:span></text:p>
          </table:table-cell>
          <table:table-cell table:style-name="ce168" office:value-type="string" calcext:value-type="string">
            <text:p><text:span text:style-name="T1">1,34,34,16</text:span></text:p>
          </table:table-cell>
          <table:table-cell table:style-name="ce168" office:value-type="string" calcext:value-type="string">
            <text:p><text:span text:style-name="T1">1,32,32,16</text:span></text:p>
          </table:table-cell>
          <table:table-cell table:style-name="ce80" office:value-type="string" calcext:value-type="string">
            <text:p><text:span text:style-name="T1">1,32,32,16</text:span></text:p>
          </table:table-cell>
          <table:table-cell table:style-name="ce168" office:value-type="string" calcext:value-type="string">
            <text:p><text:span text:style-name="T1">1,34,34,16</text:span></text:p>
          </table:table-cell>
          <table:table-cell table:style-name="ce168" office:value-type="string" calcext:value-type="string">
            <text:p><text:span text:style-name="T1">1,16,16,32</text:span></text:p>
          </table:table-cell>
          <table:table-cell table:style-name="ce168" office:value-type="string" calcext:value-type="string">
            <text:p><text:span text:style-name="T1">1,18,18,32</text:span></text:p>
          </table:table-cell>
          <table:table-cell table:style-name="ce168" office:value-type="string" calcext:value-type="string">
            <text:p><text:span text:style-name="T1">1,16,16,32</text:span></text:p>
          </table:table-cell>
          <table:table-cell table:style-name="ce78" office:value-type="string" calcext:value-type="string">
            <text:p><text:span text:style-name="T1">1,16,16,32</text:span></text:p>
          </table:table-cell>
          <table:table-cell table:style-name="ce80" office:value-type="string" calcext:value-type="string">
            <text:p><text:span text:style-name="T1">1,16,16,32</text:span></text:p>
          </table:table-cell>
          <table:table-cell table:style-name="ce168" office:value-type="string" calcext:value-type="string">
            <text:p><text:span text:style-name="T1">1,18,18,32</text:span></text:p>
          </table:table-cell>
          <table:table-cell table:style-name="ce168" office:value-type="string" calcext:value-type="string">
            <text:p><text:span text:style-name="T1">1,8,8,64</text:span></text:p>
          </table:table-cell>
          <table:table-cell table:style-name="ce168" office:value-type="string" calcext:value-type="string">
            <text:p><text:span text:style-name="T1">1,10,10,64</text:span></text:p>
          </table:table-cell>
          <table:table-cell table:style-name="ce168" office:value-type="string" calcext:value-type="string">
            <text:p><text:span text:style-name="T1">1,8,8,64</text:span></text:p>
          </table:table-cell>
          <table:table-cell table:style-name="ce78" office:value-type="string" calcext:value-type="string">
            <text:p><text:span text:style-name="T1">1,8,8,64</text:span></text:p>
          </table:table-cell>
          <table:table-cell table:style-name="ce80" office:value-type="string" calcext:value-type="string">
            <text:p><text:span text:style-name="T1">1,8,8,64</text:span></text:p>
          </table:table-cell>
          <table:table-cell table:style-name="ce80" office:value-type="string" calcext:value-type="string">
            <text:p><text:span text:style-name="T1">1,1,1,64</text:span></text:p>
          </table:table-cell>
          <table:table-cell table:style-name="ce80" office:value-type="string" calcext:value-type="string">
            <text:p><text:span text:style-name="T1">1,1,1,10</text:span></text:p>
          </table:table-cell>
          <table:table-cell table:number-columns-repeated="2"/>
          <table:table-cell table:style-name="ce80" office:value-type="string" calcext:value-type="string">
            <text:p><text:span text:style-name="T1">1,1,1,10</text:span></text:p>
          </table:table-cell>
          <table:table-cell table:style-name="ce80" office:value-type="string" calcext:value-type="string">
            <text:p><text:span text:style-name="T1">1,1,1,10</text:span></text:p>
          </table:table-cell>
          <table:table-cell table:style-name="ce80" office:value-type="string" calcext:value-type="string">
            <text:p><text:span text:style-name="T1">1,1,1,10</text:span></text:p>
          </table:table-cell>
          <table:table-cell table:number-columns-repeated="1098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146" office:value-type="float" office:value="432" calcext:value-type="float">
            <text:p>432</text:p>
          </table:table-cell>
          <table:table-cell/>
          <table:table-cell table:style-name="ce146" office:value-type="float" office:value="2304" calcext:value-type="float">
            <text:p>2304</text:p>
          </table:table-cell>
          <table:table-cell/>
          <table:table-cell table:style-name="ce146" office:value-type="float" office:value="2304" calcext:value-type="float">
            <text:p>2304</text:p>
          </table:table-cell>
          <table:table-cell table:number-columns-repeated="2"/>
          <table:table-cell table:style-name="ce146" office:value-type="float" office:value="4608" calcext:value-type="float">
            <text:p>4608</text:p>
          </table:table-cell>
          <table:table-cell/>
          <table:table-cell table:style-name="ce146" office:value-type="float" office:value="9216" calcext:value-type="float">
            <text:p>9216</text:p>
          </table:table-cell>
          <table:table-cell table:style-name="ce146" office:value-type="float" office:value="512" calcext:value-type="float">
            <text:p>512</text:p>
          </table:table-cell>
          <table:table-cell/>
          <table:table-cell table:style-name="Default"/>
          <table:table-cell table:style-name="ce146" office:value-type="float" office:value="18432" calcext:value-type="float">
            <text:p>18432</text:p>
          </table:table-cell>
          <table:table-cell/>
          <table:table-cell table:style-name="ce146" office:value-type="float" office:value="36864" calcext:value-type="float">
            <text:p>36864</text:p>
          </table:table-cell>
          <table:table-cell table:style-name="ce146" office:value-type="float" office:value="2048" calcext:value-type="float">
            <text:p>2048</text:p>
          </table:table-cell>
          <table:table-cell table:number-columns-repeated="2"/>
          <table:table-cell table:style-name="ce146" office:value-type="float" office:value="640" calcext:value-type="float">
            <text:p>640</text:p>
          </table:table-cell>
          <table:table-cell table:number-columns-repeated="3"/>
          <table:table-cell table:style-name="Default" table:number-columns-repeated="2"/>
          <table:table-cell table:formula="of:=SUM([.B97:.AA97])" office:value-type="float" office:value="77360" calcext:value-type="float">
            <text:p>77360</text:p>
          </table:table-cell>
          <table:table-cell office:value-type="string" calcext:value-type="string">
            <text:p>weight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146" office:value-type="float" office:value="16" calcext:value-type="float">
            <text:p>16</text:p>
          </table:table-cell>
          <table:table-cell/>
          <table:table-cell table:style-name="ce146" office:value-type="float" office:value="16" calcext:value-type="float">
            <text:p>16</text:p>
          </table:table-cell>
          <table:table-cell/>
          <table:table-cell table:style-name="ce146" office:value-type="float" office:value="16" calcext:value-type="float">
            <text:p>16</text:p>
          </table:table-cell>
          <table:table-cell table:number-columns-repeated="2"/>
          <table:table-cell table:style-name="ce146" office:value-type="float" office:value="32" calcext:value-type="float">
            <text:p>32</text:p>
          </table:table-cell>
          <table:table-cell/>
          <table:table-cell table:number-columns-repeated="2" table:style-name="ce146" office:value-type="float" office:value="32" calcext:value-type="float">
            <text:p>32</text:p>
          </table:table-cell>
          <table:table-cell/>
          <table:table-cell table:style-name="Default"/>
          <table:table-cell table:style-name="ce146" office:value-type="float" office:value="64" calcext:value-type="float">
            <text:p>64</text:p>
          </table:table-cell>
          <table:table-cell/>
          <table:table-cell table:number-columns-repeated="2" table:style-name="ce146" office:value-type="float" office:value="64" calcext:value-type="float">
            <text:p>64</text:p>
          </table:table-cell>
          <table:table-cell table:number-columns-repeated="2"/>
          <table:table-cell table:style-name="ce146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2"/>
          <table:table-cell table:formula="of:=SUM([.B98:.AA98])" office:value-type="float" office:value="346" calcext:value-type="float">
            <text:p>346</text:p>
          </table:table-cell>
          <table:table-cell office:value-type="string" calcext:value-type="string">
            <text:p>bias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/>
          <table:table-cell table:style-name="ce80" office:value-type="float" office:value="16" calcext:value-type="float">
            <text:p>16</text:p>
          </table:table-cell>
          <table:table-cell/>
          <table:table-cell table:style-name="ce8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80" office:value-type="float" office:value="16" calcext:value-type="float">
            <text:p>16</text:p>
          </table:table-cell>
          <table:table-cell/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80" office:value-type="float" office:value="32" calcext:value-type="float">
            <text:p>32</text:p>
          </table:table-cell>
          <table:table-cell/>
          <table:table-cell table:style-name="ce80" office:value-type="float" office:value="64" calcext:value-type="float">
            <text:p>64</text:p>
          </table:table-cell>
          <table:table-cell table:style-name="ce80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80"/>
          <table:table-cell table:number-columns-repeated="3"/>
          <table:table-cell table:style-name="ce80" table:number-columns-repeated="2"/>
          <table:table-cell table:number-columns-repeated="1098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04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1102"/>
        </table:table-row>
        <table:table-row table:style-name="ro2"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22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5]*[.C106]*[.C99]*[.C103]*[.C104]*[.C100]" office:value-type="float" office:value="442368" calcext:value-type="float">
            <text:p>442368</text:p>
          </table:table-cell>
          <table:table-cell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formula="of:=[.H95]" office:value-type="float" office:value="16384" calcext:value-type="float">
            <text:p>16384</text:p>
          </table:table-cell>
          <table:table-cell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style-name="ce158" table:formula="of:=[.N95]" office:value-type="float" office:value="8192" calcext:value-type="float">
            <text:p>8192</text:p>
          </table:table-cell>
          <table:table-cell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 table:style-name="ce158" table:formula="of:=[.T95]" office:value-type="float" office:value="4096" calcext:value-type="float">
            <text:p>4096</text:p>
          </table:table-cell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0:.V110])" office:value-type="float" office:value="12534400" calcext:value-type="float">
            <text:p>12534400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SUM([.C110:.V110])+SUM([.Y110:.AA110])" office:value-type="float" office:value="12534590" calcext:value-type="float">
            <text:p>12534590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21"/>
          <table:table-cell table:formula="of:=SUM([.B111:.V111])" office:value-type="float" office:value="0" calcext:value-type="float">
            <text:p>0</text:p>
          </table:table-cell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number-columns-repeated="2"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number-columns-repeated="2"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/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2:.V112])" office:value-type="float" office:value="12063360" calcext:value-type="float">
            <text:p>12063360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21"/>
          <table:table-cell table:formula="of:=SUM([.B113:.V113])" office:value-type="float" office:value="0" calcext:value-type="float">
            <text:p>0</text:p>
          </table:table-cell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3]*[.C104]*[.C99]*[.C105]*[.C106]*[.C100]" office:value-type="float" office:value="442368" calcext:value-type="float">
            <text:p>442368</text:p>
          </table:table-cell>
          <table:table-cell/>
          <table:table-cell table:formula="of:=[.E103]*[.E104]*[.E99]*[.E105]*[.E106]*[.E100]" office:value-type="float" office:value="2359296" calcext:value-type="float">
            <text:p>2359296</text:p>
          </table:table-cell>
          <table:table-cell/>
          <table:table-cell table:formula="of:=[.G103]*[.G104]*[.G99]*[.G105]*[.G106]*[.G100]" office:value-type="float" office:value="2359296" calcext:value-type="float">
            <text:p>2359296</text:p>
          </table:table-cell>
          <table:table-cell table:number-columns-repeated="2"/>
          <table:table-cell table:formula="of:=[.J103]*[.J104]*[.J99]*[.J105]*[.J106]*[.J100]" office:value-type="float" office:value="1179648" calcext:value-type="float">
            <text:p>1179648</text:p>
          </table:table-cell>
          <table:table-cell/>
          <table:table-cell table:formula="of:=[.L103]*[.L104]*[.L99]*[.L105]*[.L106]*[.L100]" office:value-type="float" office:value="2359296" calcext:value-type="float">
            <text:p>2359296</text:p>
          </table:table-cell>
          <table:table-cell table:formula="of:=[.M103]*[.M104]*[.M99]*[.M105]*[.M106]*[.M100]" office:value-type="float" office:value="131072" calcext:value-type="float">
            <text:p>131072</text:p>
          </table:table-cell>
          <table:table-cell table:number-columns-repeated="2"/>
          <table:table-cell table:formula="of:=[.P103]*[.P104]*[.P99]*[.P105]*[.P106]*[.P100]" office:value-type="float" office:value="1179648" calcext:value-type="float">
            <text:p>1179648</text:p>
          </table:table-cell>
          <table:table-cell/>
          <table:table-cell table:formula="of:=[.R103]*[.R104]*[.R99]*[.R105]*[.R106]*[.R100]" office:value-type="float" office:value="2359296" calcext:value-type="float">
            <text:p>2359296</text:p>
          </table:table-cell>
          <table:table-cell table:formula="of:=[.S103]*[.S104]*[.S99]*[.S105]*[.S106]*[.S100]" office:value-type="float" office:value="131072" calcext:value-type="float">
            <text:p>131072</text:p>
          </table:table-cell>
          <table:table-cell table:number-columns-repeated="2"/>
          <table:table-cell table:formula="of:=[.V101]*[.V103]" office:value-type="float" office:value="640" calcext:value-type="float">
            <text:p>640</text:p>
          </table:table-cell>
          <table:table-cell table:formula="of:=SUM([.B114:.V114])" office:value-type="float" office:value="12501632" calcext:value-type="float">
            <text:p>1250163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21"/>
          <table:table-cell table:formula="of:=SUM([.B115:.V115])" office:value-type="float" office:value="0" calcext:value-type="float">
            <text:p>0</text:p>
          </table:table-cell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6:.V116])" office:value-type="float" office:value="86026" calcext:value-type="float">
            <text:p>86026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21"/>
          <table:table-cell table:formula="of:=SUM([.B117:.V117])" office:value-type="float" office:value="0" calcext:value-type="float">
            <text:p>0</text:p>
          </table:table-cell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8:.V118])" office:value-type="float" office:value="86026" calcext:value-type="float">
            <text:p>86026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27"/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/>
          <table:table-cell table:formula="of:=SUM([.Z120])" office:value-type="float" office:value="10" calcext:value-type="float">
            <text:p>1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78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V103]*[.B100]*[.B103]*[.B104]" office:value-type="float" office:value="30720" calcext:value-type="float">
            <text:p>30720</text:p>
          </table:table-cell>
          <table:table-cell table:number-columns-repeated="1123"/>
        </table:table-row>
        <table:table-row table:style-name="ro2">
          <table:table-cell table:style-name="ce79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INF</text:p>
          </table:table-cell>
          <table:table-cell table:style-name="Default" table:number-columns-repeated="2"/>
          <table:table-cell table:number-columns-repeated="112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B110]+[.W112]+[.W114]+[.AB120]" office:value-type="float" office:value="37099592" calcext:value-type="float">
            <text:p>3709959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G95]+[.C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79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83" office:value-type="string" calcext:value-type="string">
            <text:p>MACC </text:p>
          </table:table-cell>
          <table:table-cell table:formula="of:=2*([.W110]+[.W114]+[.W116]+[.W118])" office:value-type="float" office:value="50416168" calcext:value-type="float">
            <text:p>50416168</text:p>
          </table:table-cell>
          <table:table-cell table:formula="of:=10*([.W110]+[.W116]+[.W118])" office:value-type="float" office:value="127064520" calcext:value-type="float">
            <text:p>127064520</text:p>
          </table:table-cell>
          <table:table-cell table:number-columns-repeated="1122"/>
        </table:table-row>
        <table:table-row table:style-name="ro2">
          <table:table-cell table:style-name="ce83" office:value-type="string" calcext:value-type="string">
            <text:p>ACTIVATIONS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number-columns-repeated="1122"/>
        </table:table-row>
        <table:table-row table:style-name="ro2">
          <table:table-cell table:style-name="ce81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80" office:value-type="string" calcext:value-type="string">
            <text:p><text:span text:style-name="T1">MACC</text:span></text:p>
          </table:table-cell>
          <table:table-cell table:formula="of:=2*[.AB110]+[.W114]+[.AB120]+[.B122]" office:value-type="float" office:value="37601542" calcext:value-type="float">
            <text:p>3760154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81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80" office:value-type="string" calcext:value-type="string">
            <text:p><text:span text:style-name="T1">MACC</text:span></text:p>
          </table:table-cell>
          <table:table-cell table:formula="of:=3*[.AB110]+[.W114]+[.AB120]+[.B122]" office:value-type="float" office:value="50136132" calcext:value-type="float">
            <text:p>5013613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G95]+[.C95]+[.G95]+[.C95]+[.H95]" office:value-type="float" office:value="81920" calcext:value-type="float">
            <text:p>81920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 table:number-rows-repeated="2">
          <table:table-cell table:number-columns-repeated="1125"/>
        </table:table-row>
        <table:table-row table:style-name="ro2">
          <table:table-cell table:style-name="ce82" office:value-type="string" calcext:value-type="string">
            <text:p>PARAMETERS</text:p>
          </table:table-cell>
          <table:table-cell table:formula="of:=[.AB97]+[.AB98]" office:value-type="float" office:value="77706" calcext:value-type="float">
            <text:p>77706</text:p>
          </table:table-cell>
          <table:table-cell table:number-columns-repeated="1123"/>
        </table:table-row>
        <table:table-row table:style-name="ro2" table:number-rows-repeated="2">
          <table:table-cell table:number-columns-repeated="1125"/>
        </table:table-row>
        <table:table-row table:style-name="ro1">
          <table:table-cell table:number-columns-repeated="1125"/>
        </table:table-row>
        <table:table-row table:style-name="ro1">
          <table:table-cell table:style-name="ce84" office:value-type="string" calcext:value-type="string">
            <text:p><text:span text:style-name="T1">AE Anomaly</text:span></text:p>
          </table:table-cell>
          <table:table-cell table:number-columns-repeated="1124"/>
        </table:table-row>
        <table:table-row table:style-name="ro1">
          <table:table-cell table:style-name="ce85" office:value-type="string" calcext:value-type="string">
            <text:p><text:span text:style-name="T1">layer:</text:span></text:p>
          </table:table-cell>
          <table:table-cell table:style-name="ce85" office:value-type="string" calcext:value-type="string">
            <text:p><text:span text:style-name="T1">Input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number-columns-repeated="1113"/>
        </table:table-row>
        <table:table-row table:style-name="ro1">
          <table:table-cell table:style-name="ce85" office:value-type="string" calcext:value-type="string">
            <text:p><text:span text:style-name="T1">size activations (byte)</text:span></text:p>
          </table:table-cell>
          <table:table-cell table:style-name="ce85" office:value-type="float" office:value="640" calcext:value-type="float">
            <text:p>640</text:p>
          </table:table-cell>
          <table:table-cell table:number-columns-repeated="4" table:style-name="ce85" office:value-type="float" office:value="128" calcext:value-type="float">
            <text:p>128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4" table:style-name="ce85" office:value-type="float" office:value="128" calcext:value-type="float">
            <text:p>128</text:p>
          </table:table-cell>
          <table:table-cell table:style-name="ce85" office:value-type="float" office:value="640" calcext:value-type="float">
            <text:p>640</text:p>
          </table:table-cell>
          <table:table-cell table:style-name="ce85" table:number-columns-repeated="2"/>
          <table:table-cell table:number-columns-repeated="1111"/>
        </table:table-row>
        <table:table-row table:style-name="ro1">
          <table:table-cell table:style-name="ce85" office:value-type="string" calcext:value-type="string">
            <text:p><text:span text:style-name="T1">shape</text:span></text:p>
          </table:table-cell>
          <table:table-cell table:style-name="ce85" office:value-type="string" calcext:value-type="string">
            <text:p><text:span text:style-name="T1">1,1,1,640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640</text:span></text:p>
          </table:table-cell>
          <table:table-cell table:style-name="ce85" table:number-columns-repeated="2"/>
          <table:table-cell table:number-columns-repeated="1111"/>
        </table:table-row>
        <table:table-row table:style-name="ro1">
          <table:table-cell office:value-type="string" calcext:value-type="string">
            <text:p>weigths</text:p>
          </table:table-cell>
          <table:table-cell/>
          <table:table-cell table:style-name="ce146" office:value-type="float" office:value="81920" calcext:value-type="float">
            <text:p>81920</text:p>
          </table:table-cell>
          <table:table-cell table:number-columns-repeated="3" table:style-name="ce146" office:value-type="float" office:value="16384" calcext:value-type="float">
            <text:p>16384</text:p>
          </table:table-cell>
          <table:table-cell table:number-columns-repeated="2" table:style-name="ce146" office:value-type="float" office:value="1024" calcext:value-type="float">
            <text:p>1024</text:p>
          </table:table-cell>
          <table:table-cell table:number-columns-repeated="3" table:style-name="ce146" office:value-type="float" office:value="16384" calcext:value-type="float">
            <text:p>16384</text:p>
          </table:table-cell>
          <table:table-cell table:style-name="ce146" office:value-type="float" office:value="81920" calcext:value-type="float">
            <text:p>81920</text:p>
          </table:table-cell>
          <table:table-cell table:formula="of:=SUM([.B145:.L145])" office:value-type="float" office:value="264192" calcext:value-type="float">
            <text:p>264192</text:p>
          </table:table-cell>
          <table:table-cell office:value-type="string" calcext:value-type="string">
            <text:p>weight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number-columns-repeated="4" table:style-name="ce146" office:value-type="float" office:value="128" calcext:value-type="float">
            <text:p>128</text:p>
          </table:table-cell>
          <table:table-cell table:style-name="ce146" office:value-type="float" office:value="8" calcext:value-type="float">
            <text:p>8</text:p>
          </table:table-cell>
          <table:table-cell table:number-columns-repeated="4" table:style-name="ce146" office:value-type="float" office:value="128" calcext:value-type="float">
            <text:p>128</text:p>
          </table:table-cell>
          <table:table-cell table:style-name="ce146" office:value-type="float" office:value="640" calcext:value-type="float">
            <text:p>640</text:p>
          </table:table-cell>
          <table:table-cell table:formula="of:=SUM([.B146:.L146])" office:value-type="float" office:value="1672" calcext:value-type="float">
            <text:p>1672</text:p>
          </table:table-cell>
          <table:table-cell office:value-type="string" calcext:value-type="string">
            <text:p>biase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table:number-columns-repeated="1112"/>
        </table:table-row>
        <table:table-row table:style-name="ro1"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12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58:.L158])" office:value-type="float" office:value="264192" calcext:value-type="float">
            <text:p>26419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12"/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2"/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60:.L160])" office:value-type="float" office:value="182272" calcext:value-type="float">
            <text:p>18227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12"/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style-name="ce158" table:formula="of:=[.C149]*[.C151]" office:value-type="float" office:value="81920" calcext:value-type="float">
            <text:p>81920</text:p>
          </table:table-cell>
          <table:table-cell table:style-name="ce158" table:formula="of:=[.D149]*[.D151]" office:value-type="float" office:value="16384" calcext:value-type="float">
            <text:p>16384</text:p>
          </table:table-cell>
          <table:table-cell table:style-name="ce158" table:formula="of:=[.E149]*[.E151]" office:value-type="float" office:value="16384" calcext:value-type="float">
            <text:p>16384</text:p>
          </table:table-cell>
          <table:table-cell table:style-name="ce158" table:formula="of:=[.F149]*[.F151]" office:value-type="float" office:value="16384" calcext:value-type="float">
            <text:p>16384</text:p>
          </table:table-cell>
          <table:table-cell table:style-name="ce158" table:formula="of:=[.G149]*[.G151]" office:value-type="float" office:value="1024" calcext:value-type="float">
            <text:p>1024</text:p>
          </table:table-cell>
          <table:table-cell table:style-name="ce158" table:formula="of:=[.H149]*[.H151]" office:value-type="float" office:value="1024" calcext:value-type="float">
            <text:p>1024</text:p>
          </table:table-cell>
          <table:table-cell table:style-name="ce158" table:formula="of:=[.I149]*[.I151]" office:value-type="float" office:value="16384" calcext:value-type="float">
            <text:p>16384</text:p>
          </table:table-cell>
          <table:table-cell table:style-name="ce158" table:formula="of:=[.J149]*[.J151]" office:value-type="float" office:value="16384" calcext:value-type="float">
            <text:p>16384</text:p>
          </table:table-cell>
          <table:table-cell table:style-name="ce158" table:formula="of:=[.K149]*[.K151]" office:value-type="float" office:value="16384" calcext:value-type="float">
            <text:p>16384</text:p>
          </table:table-cell>
          <table:table-cell table:style-name="ce158" table:formula="of:=[.L149]*[.L151]" office:value-type="float" office:value="81920" calcext:value-type="float">
            <text:p>81920</text:p>
          </table:table-cell>
          <table:table-cell table:formula="of:=SUM([.B162:.L162])" office:value-type="float" office:value="264192" calcext:value-type="float">
            <text:p>26419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12"/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4:.L164])" office:value-type="float" office:value="1672" calcext:value-type="float">
            <text:p>167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12"/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6:.L166])" office:value-type="float" office:value="1672" calcext:value-type="float">
            <text:p>167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12"/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0"/>
          <table:table-cell table:formula="of:=[.L151]" office:value-type="float" office:value="640" calcext:value-type="float">
            <text:p>640</text:p>
          </table:table-cell>
          <table:table-cell table:formula="of:=SUM([.K168:.L168])" office:value-type="float" office:value="640" calcext:value-type="float">
            <text:p>64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L151]*[.B151]" office:value-type="float" office:value="409600" calcext:value-type="float">
            <text:p>409600</text:p>
          </table:table-cell>
          <table:table-cell table:number-columns-repeated="1123"/>
        </table:table-row>
        <table:table-row table:style-name="ro1">
          <table:table-cell table:number-columns-repeated="1125"/>
        </table:table-row>
        <table:table-row table:style-name="ro1">
          <table:table-cell table:style-name="ce79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INF</text:p>
          </table:table-cell>
          <table:table-cell table:style-name="Default" table:number-columns-repeated="2"/>
          <table:table-cell table:number-columns-repeated="112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M158]+[.M160]+[.M162]+[.M168]" office:value-type="float" office:value="711296" calcext:value-type="float">
            <text:p>71129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B143]+[.C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79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80" office:value-type="string" calcext:value-type="string">
            <text:p><text:span text:style-name="T1">MACC</text:span></text:p>
          </table:table-cell>
          <table:table-cell table:formula="of:=2*([.M158]+[.M162]+[.M164]+[.M166])" office:value-type="float" office:value="1063456" calcext:value-type="float">
            <text:p>1063456</text:p>
          </table:table-cell>
          <table:table-cell table:formula="of:=[.M158]+[.M164]+[.M166]" office:value-type="float" office:value="267536" calcext:value-type="float">
            <text:p>267536</text:p>
          </table:table-cell>
          <table:table-cell table:number-columns-repeated="1122"/>
        </table:table-row>
        <table:table-row table:style-name="ro1">
          <table:table-cell table:style-name="ce80" office:value-type="string" calcext:value-type="string">
            <text:p>ACTIVATIONS</text:p>
          </table:table-cell>
          <table:table-cell table:formula="of:=[.B143]+[.K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81" office:value-type="string" calcext:value-type="string">
            <text:p>PEPITA</text:p>
          </table:table-cell>
          <table:table-cell table:number-columns-repeated="1124"/>
        </table:table-row>
        <table:table-row table:style-name="ro1">
          <table:table-cell table:style-name="ce80" office:value-type="string" calcext:value-type="string">
            <text:p><text:span text:style-name="T1">MACC</text:span></text:p>
          </table:table-cell>
          <table:table-cell table:formula="of:=2*[.M158]+[.M162]+[.M168]+[.B170]" office:value-type="float" office:value="1202816" calcext:value-type="float">
            <text:p>120281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81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80" office:value-type="string" calcext:value-type="string">
            <text:p><text:span text:style-name="T1">MACC</text:span></text:p>
          </table:table-cell>
          <table:table-cell table:formula="of:=3*[.M158]+[.M162]+[.M168]+[.B170]" office:value-type="float" office:value="1467008" calcext:value-type="float">
            <text:p>1467008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K143]+[.L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number-columns-repeated="1125"/>
        </table:table-row>
        <table:table-row table:style-name="ro1">
          <table:table-cell table:style-name="ce82" office:value-type="string" calcext:value-type="string">
            <text:p>PARAMETERS</text:p>
          </table:table-cell>
          <table:table-cell table:formula="of:=[.M145]+[.M146]" office:value-type="float" office:value="265864" calcext:value-type="float">
            <text:p>265864</text:p>
          </table:table-cell>
          <table:table-cell table:style-name="ce86"/>
          <table:table-cell table:style-name="ce87" table:number-columns-repeated="6"/>
          <table:table-cell table:style-name="ce13"/>
          <table:table-cell table:style-name="ce86"/>
          <table:table-cell table:style-name="ce13" table:number-columns-repeated="2"/>
          <table:table-cell table:style-name="ce86"/>
          <table:table-cell table:style-name="ce34" table:number-columns-repeated="2"/>
          <table:table-cell table:style-name="ce86" table:number-columns-repeated="4"/>
          <table:table-cell table:number-columns-repeated="1105"/>
        </table:table-row>
        <table:table-row table:style-name="ro1" table:number-rows-repeated="3">
          <table:table-cell table:style-name="ce86" table:number-columns-repeated="3"/>
          <table:table-cell table:style-name="ce87" table:number-columns-repeated="6"/>
          <table:table-cell table:style-name="ce86" table:number-columns-repeated="11"/>
          <table:table-cell table:number-columns-repeated="1105"/>
        </table:table-row>
        <table:table-row table:style-name="ro1">
          <table:table-cell table:style-name="ce86"/>
          <table:table-cell table:style-name="ce34" office:value-type="string" calcext:value-type="string">
            <text:p><text:span text:style-name="T1">DS-CNN/SC</text:span></text:p>
          </table:table-cell>
          <table:table-cell table:style-name="ce13" office:value-type="string" calcext:value-type="string">
            <text:p><text:span text:style-name="T1">MobileNet/VWW</text:span></text:p>
          </table:table-cell>
          <table:table-cell table:style-name="ce13" office:value-type="string" calcext:value-type="string">
            <text:p><text:span text:style-name="T1">ResNet/Cifar10</text:span></text:p>
          </table:table-cell>
          <table:table-cell table:style-name="ce34" office:value-type="string" calcext:value-type="string">
            <text:p><text:span text:style-name="T1">AE/ToyADMOS</text:span></text:p>
          </table:table-cell>
          <table:table-cell table:style-name="ce87"/>
          <table:table-cell table:style-name="ce86" table:number-columns-repeated="3"/>
          <table:table-cell table:style-name="ce87" table:number-columns-repeated="6"/>
          <table:table-cell table:style-name="ce86" table:number-columns-repeated="5"/>
          <table:table-cell table:number-columns-repeated="1004"/>
          <table:table-cell table:style-name="ce77" table:number-columns-repeated="6"/>
          <table:table-cell table:number-columns-repeated="95"/>
        </table:table-row>
        <table:table-row table:style-name="ro1">
          <table:table-cell table:style-name="ce86" office:value-type="string" calcext:value-type="string">
            <text:p>Weights</text:p>
          </table:table-cell>
          <table:table-cell table:style-name="ce86" table:formula="of:=[.B45]/1000" office:value-type="float" office:value="22.604" calcext:value-type="float">
            <text:p>22.604</text:p>
          </table:table-cell>
          <table:table-cell table:style-name="ce86" table:formula="of:=[.B91]/1000" office:value-type="float" office:value="210.85" calcext:value-type="float">
            <text:p>210.85</text:p>
          </table:table-cell>
          <table:table-cell table:style-name="ce87" table:formula="of:=[.B137]/1000" office:value-type="float" office:value="77.706" calcext:value-type="float">
            <text:p>77.706</text:p>
          </table:table-cell>
          <table:table-cell table:style-name="ce87" table:formula="of:=[.B185]/1000" office:value-type="float" office:value="265.864" calcext:value-type="float">
            <text:p>265.864</text:p>
          </table:table-cell>
          <table:table-cell table:style-name="ce87" office:value-type="string" calcext:value-type="string">
            <text:p>KB</text:p>
          </table:table-cell>
          <table:table-cell table:style-name="ce86" table:number-columns-repeated="3"/>
          <table:table-cell table:style-name="ce87" table:number-columns-repeated="6"/>
          <table:table-cell table:style-name="ce86" table:number-columns-repeated="5"/>
          <table:table-cell table:number-columns-repeated="1004"/>
          <table:table-cell table:style-name="ce77" table:number-columns-repeated="6"/>
          <table:table-cell table:number-columns-repeated="95"/>
        </table:table-row>
        <table:table-row table:style-name="ro1">
          <table:table-cell table:style-name="ce86"/>
          <table:table-cell table:style-name="Default" table:number-columns-repeated="4"/>
          <table:table-cell table:style-name="ce87" table:number-columns-repeated="4"/>
          <table:table-cell table:style-name="ce86" table:number-columns-repeated="11"/>
          <table:table-cell table:number-columns-repeated="1105"/>
        </table:table-row>
        <table:table-row table:style-name="ro1">
          <table:table-cell table:style-name="ce86" table:number-columns-repeated="20"/>
          <table:table-cell table:number-columns-repeated="1105"/>
        </table:table-row>
        <table:table-row table:style-name="ro1">
          <table:table-cell table:style-name="ce86" table:number-columns-repeated="18"/>
          <table:table-cell table:style-name="ce92" table:number-columns-repeated="2"/>
          <table:table-cell table:style-name="ce177" table:number-columns-repeated="2"/>
          <table:table-cell table:style-name="ce178" table:number-columns-repeated="2"/>
          <table:table-cell table:style-name="ce177" table:number-columns-repeated="6"/>
          <table:table-cell table:number-columns-repeated="1095"/>
        </table:table-row>
        <table:table-row table:style-name="ro1">
          <table:table-cell table:style-name="ce87" table:number-columns-repeated="20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3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3"/>
          <table:table-cell table:style-name="ce34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3"/>
          <table:covered-table-cell table:style-name="ce87"/>
          <table:table-cell table:style-name="ce18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87"/>
          <table:table-cell table:style-name="ce57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87"/>
          <table:table-cell table:style-name="ce58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87"/>
          <table:table-cell table:style-name="ce87" table:number-columns-repeated="2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2"/>
          <table:table-cell table:style-name="Default" table:number-columns-repeated="23"/>
          <table:table-cell table:number-columns-repeated="981"/>
          <table:table-cell table:style-name="ce77" table:number-columns-repeated="5"/>
          <table:table-cell table:number-columns-repeated="96"/>
        </table:table-row>
        <table:table-row table:style-name="ro4">
          <table:table-cell table:style-name="ce14" office:value-type="string" calcext:value-type="string" table:number-columns-spanned="1" table:number-rows-spanned="3">
            <text:p><text:span text:style-name="T1">Training</text:span></text:p>
          </table:table-cell>
          <table:table-cell table:style-name="ce87" office:value-type="string" calcext:value-type="string">
            <text:p>MACC</text:p>
          </table:table-cell>
          <table:table-cell table:style-name="ce159" table:formula="of:=[.B33]/(10^6)" office:value-type="float" office:value="7.666544" calcext:value-type="float">
            <text:p>7.7</text:p>
          </table:table-cell>
          <table:table-cell table:style-name="ce159" table:formula="of:=[.B36]/(10^6)" office:value-type="float" office:value="10.93112" calcext:value-type="float">
            <text:p>10.9</text:p>
          </table:table-cell>
          <table:table-cell table:style-name="ce159" table:formula="of:=[.B39]/(10^6)" office:value-type="float" office:value="7.992652" calcext:value-type="float">
            <text:p>8.0</text:p>
          </table:table-cell>
          <table:table-cell table:style-name="ce159" table:formula="of:=[.B42]/(10^6)" office:value-type="float" office:value="10.657648" calcext:value-type="float">
            <text:p>10.7</text:p>
          </table:table-cell>
          <table:table-cell table:style-name="ce159" table:formula="of:=[.B79]/(10^6)" office:value-type="float" office:value="22.356136" calcext:value-type="float">
            <text:p>22.4</text:p>
          </table:table-cell>
          <table:table-cell table:style-name="ce159" table:formula="of:=[.B82]/(10^6)" office:value-type="float" office:value="31.45472" calcext:value-type="float">
            <text:p>31.5</text:p>
          </table:table-cell>
          <table:table-cell table:style-name="ce159" table:formula="of:=[.B85]/(10^6)" office:value-type="float" office:value="22.909134" calcext:value-type="float">
            <text:p>22.9</text:p>
          </table:table-cell>
          <table:table-cell table:style-name="ce159" table:formula="of:=[.B88]/(10^6)" office:value-type="float" office:value="30.52786" calcext:value-type="float">
            <text:p>30.5</text:p>
          </table:table-cell>
          <table:table-cell table:style-name="ce159" table:formula="of:=[.B124]/(10^6)" office:value-type="float" office:value="37.099592" calcext:value-type="float">
            <text:p>37.1</text:p>
          </table:table-cell>
          <table:table-cell table:style-name="ce159" table:formula="of:=[.B127]/(10^6)" office:value-type="float" office:value="50.416168" calcext:value-type="float">
            <text:p>50.4</text:p>
          </table:table-cell>
          <table:table-cell table:style-name="ce159" table:formula="of:=[.B130]/(10^6)" office:value-type="float" office:value="37.601542" calcext:value-type="float">
            <text:p>37.6</text:p>
          </table:table-cell>
          <table:table-cell table:style-name="ce159" table:formula="of:=[.B133]/(10^6)" office:value-type="float" office:value="50.136132" calcext:value-type="float">
            <text:p>50.1</text:p>
          </table:table-cell>
          <table:table-cell table:style-name="ce159" table:formula="of:=[.B173]/(10^6)" office:value-type="float" office:value="0.711296" calcext:value-type="float">
            <text:p>0.7</text:p>
          </table:table-cell>
          <table:table-cell table:style-name="ce159" table:formula="of:=[.B176]/(10^6)" office:value-type="float" office:value="1.063456" calcext:value-type="float">
            <text:p>1.1</text:p>
          </table:table-cell>
          <table:table-cell table:style-name="ce159" table:formula="of:=[.B179]/(10^6)" office:value-type="float" office:value="1.202816" calcext:value-type="float">
            <text:p>1.2</text:p>
          </table:table-cell>
          <table:table-cell table:style-name="ce159" table:formula="of:=[.B182]/(10^6)" office:value-type="float" office:value="1.467008" calcext:value-type="float">
            <text:p>1.5</text:p>
          </table:table-cell>
          <table:table-cell table:style-name="ce87" office:value-type="string" calcext:value-type="string">
            <text:p>millions</text:p>
          </table:table-cell>
          <table:table-cell table:style-name="ce87"/>
          <table:table-cell table:style-name="Default" table:number-columns-repeated="27"/>
          <table:table-cell table:number-columns-repeated="977"/>
          <table:table-cell table:style-name="ce77" table:number-columns-repeated="11"/>
          <table:table-cell table:number-columns-repeated="90"/>
        </table:table-row>
        <table:table-row table:style-name="ro4">
          <table:covered-table-cell table:style-name="ce14"/>
          <table:table-cell table:style-name="ce87" office:value-type="string" calcext:value-type="string">
            <text:p>ACTIVATIONS</text:p>
          </table:table-cell>
          <table:table-cell table:style-name="ce159" table:formula="of:=[.B34]/1000" office:value-type="float" office:value="72.602" calcext:value-type="float">
            <text:p>72.6</text:p>
          </table:table-cell>
          <table:table-cell table:style-name="ce159" table:formula="of:=[.B37]/1000" office:value-type="float" office:value="20.586" calcext:value-type="float">
            <text:p>20.6</text:p>
          </table:table-cell>
          <table:table-cell table:style-name="ce159" table:formula="of:=[.B40]/1000" office:value-type="float" office:value="72.602" calcext:value-type="float">
            <text:p>72.6</text:p>
          </table:table-cell>
          <table:table-cell table:style-name="ce159" table:formula="of:=[.B43]/1000" office:value-type="float" office:value="28.096" calcext:value-type="float">
            <text:p>28.1</text:p>
          </table:table-cell>
          <table:table-cell table:style-name="ce159" table:formula="of:=[.B80]/1000" office:value-type="float" office:value="259.467" calcext:value-type="float">
            <text:p>259.5</text:p>
          </table:table-cell>
          <table:table-cell table:style-name="ce159" table:formula="of:=[.B83]/1000" office:value-type="float" office:value="82.945" calcext:value-type="float">
            <text:p>82.9</text:p>
          </table:table-cell>
          <table:table-cell table:style-name="ce159" table:formula="of:=[.B86]/1000" office:value-type="float" office:value="259.467" calcext:value-type="float">
            <text:p>259.5</text:p>
          </table:table-cell>
          <table:table-cell table:style-name="ce159" table:formula="of:=[.B89]/1000" office:value-type="float" office:value="92.16" calcext:value-type="float">
            <text:p>92.2</text:p>
          </table:table-cell>
          <table:table-cell table:style-name="ce159" table:formula="of:=[.B125]/1000" office:value-type="float" office:value="113.779" calcext:value-type="float">
            <text:p>113.8</text:p>
          </table:table-cell>
          <table:table-cell table:style-name="ce159" table:formula="of:=[.B128]/1000" office:value-type="float" office:value="52.225" calcext:value-type="float">
            <text:p>52.2</text:p>
          </table:table-cell>
          <table:table-cell table:style-name="ce159" table:formula="of:=[.B131]/1000" office:value-type="float" office:value="113.779" calcext:value-type="float">
            <text:p>113.8</text:p>
          </table:table-cell>
          <table:table-cell table:style-name="ce159" table:formula="of:=[.B134]/1000" office:value-type="float" office:value="81.92" calcext:value-type="float">
            <text:p>81.9</text:p>
          </table:table-cell>
          <table:table-cell table:style-name="ce159" table:formula="of:=[.B174]/1000" office:value-type="float" office:value="2.312" calcext:value-type="float">
            <text:p>2.3</text:p>
          </table:table-cell>
          <table:table-cell table:style-name="ce159" table:formula="of:=[.B177]/1000" office:value-type="float" office:value="1.408" calcext:value-type="float">
            <text:p>1.4</text:p>
          </table:table-cell>
          <table:table-cell table:style-name="ce159" table:formula="of:=[.B180]/1000" office:value-type="float" office:value="2.312" calcext:value-type="float">
            <text:p>2.3</text:p>
          </table:table-cell>
          <table:table-cell table:style-name="ce159" table:formula="of:=[.B183]/1000" office:value-type="float" office:value="1.408" calcext:value-type="float">
            <text:p>1.4</text:p>
          </table:table-cell>
          <table:table-cell table:style-name="ce87" office:value-type="string" calcext:value-type="string">
            <text:p>KB</text:p>
          </table:table-cell>
          <table:table-cell table:style-name="ce87"/>
          <table:table-cell table:style-name="Default" table:number-columns-repeated="22"/>
          <table:table-cell table:number-columns-repeated="982"/>
          <table:table-cell table:style-name="ce77" table:number-columns-repeated="6"/>
          <table:table-cell table:number-columns-repeated="95"/>
        </table:table-row>
        <table:table-row table:style-name="ro4">
          <table:covered-table-cell table:style-name="ce14"/>
          <table:table-cell table:style-name="ce87" office:value-type="string" calcext:value-type="string">
            <text:p>RAM</text:p>
          </table:table-cell>
          <table:table-cell table:style-name="ce159" table:formula="of:=[.$B$190]+[.C198]" office:value-type="float" office:value="95.206" calcext:value-type="float">
            <text:p>95.2</text:p>
          </table:table-cell>
          <table:table-cell table:style-name="ce159" table:formula="of:=[.$B$190]+[.D198]" office:value-type="float" office:value="43.19" calcext:value-type="float">
            <text:p>43.2</text:p>
          </table:table-cell>
          <table:table-cell table:style-name="ce159" table:formula="of:=[.$B$190]+[.E198]" office:value-type="float" office:value="95.206" calcext:value-type="float">
            <text:p>95.2</text:p>
          </table:table-cell>
          <table:table-cell table:style-name="ce159" table:formula="of:=[.$B$190]+[.F198]" office:value-type="float" office:value="50.7" calcext:value-type="float">
            <text:p>50.7</text:p>
          </table:table-cell>
          <table:table-cell table:style-name="ce159" table:formula="of:=[.$C$190]+[.G198]" office:value-type="float" office:value="470.317" calcext:value-type="float">
            <text:p>470.3</text:p>
          </table:table-cell>
          <table:table-cell table:style-name="ce159" table:formula="of:=[.$C$190]+[.H198]" office:value-type="float" office:value="293.795" calcext:value-type="float">
            <text:p>293.8</text:p>
          </table:table-cell>
          <table:table-cell table:style-name="ce159" table:formula="of:=[.$C$190]+[.I198]" office:value-type="float" office:value="470.317" calcext:value-type="float">
            <text:p>470.3</text:p>
          </table:table-cell>
          <table:table-cell table:style-name="ce159" table:formula="of:=[.$C$190]+[.J198]" office:value-type="float" office:value="303.01" calcext:value-type="float">
            <text:p>303.0</text:p>
          </table:table-cell>
          <table:table-cell table:style-name="ce159" table:formula="of:=[.$D$190]+[.K198]" office:value-type="float" office:value="191.485" calcext:value-type="float">
            <text:p>191.5</text:p>
          </table:table-cell>
          <table:table-cell table:style-name="ce159" table:formula="of:=[.$D$190]+[.L198]" office:value-type="float" office:value="129.931" calcext:value-type="float">
            <text:p>129.9</text:p>
          </table:table-cell>
          <table:table-cell table:style-name="ce159" table:formula="of:=[.$D$190]+[.M198]" office:value-type="float" office:value="191.485" calcext:value-type="float">
            <text:p>191.5</text:p>
          </table:table-cell>
          <table:table-cell table:style-name="ce159" table:formula="of:=[.$D$190]+[.N198]" office:value-type="float" office:value="159.626" calcext:value-type="float">
            <text:p>159.6</text:p>
          </table:table-cell>
          <table:table-cell table:style-name="ce159" table:formula="of:=[.$E$190]+[.O198]" office:value-type="float" office:value="268.176" calcext:value-type="float">
            <text:p>268.2</text:p>
          </table:table-cell>
          <table:table-cell table:style-name="ce159" table:formula="of:=[.$E$190]+[.P198]" office:value-type="float" office:value="267.272" calcext:value-type="float">
            <text:p>267.3</text:p>
          </table:table-cell>
          <table:table-cell table:style-name="ce159" table:formula="of:=[.$E$190]+[.Q198]" office:value-type="float" office:value="268.176" calcext:value-type="float">
            <text:p>268.2</text:p>
          </table:table-cell>
          <table:table-cell table:style-name="ce159" table:formula="of:=[.$E$190]+[.R198]" office:value-type="float" office:value="267.272" calcext:value-type="float">
            <text:p>267.3</text:p>
          </table:table-cell>
          <table:table-cell table:style-name="ce87" office:value-type="string" calcext:value-type="string">
            <text:p>KB</text:p>
          </table:table-cell>
          <table:table-cell table:style-name="ce87"/>
          <table:table-cell table:style-name="Default" table:number-columns-repeated="22"/>
          <table:table-cell table:number-columns-repeated="982"/>
          <table:table-cell table:style-name="ce77" table:number-columns-repeated="6"/>
          <table:table-cell table:number-columns-repeated="95"/>
        </table:table-row>
        <table:table-row table:style-name="ro5" table:number-rows-repeated="3">
          <table:table-cell table:style-name="ce87" table:number-columns-repeated="20"/>
          <table:table-cell table:style-name="Default" table:number-columns-repeated="22"/>
          <table:table-cell table:number-columns-repeated="982"/>
          <table:table-cell table:style-name="ce77" table:number-columns-repeated="12"/>
          <table:table-cell table:number-columns-repeated="89"/>
        </table:table-row>
        <table:table-row table:style-name="ro5">
          <table:table-cell table:style-name="ce13" office:value-type="string" calcext:value-type="string" table:number-columns-spanned="2" table:number-rows-spanned="1">
            <text:p>Architecture</text:p>
          </table:table-cell>
          <table:covered-table-cell table:style-name="ce13"/>
          <table:table-cell table:style-name="ce34" office:value-type="string" calcext:value-type="string" table:number-columns-spanned="3" table:number-rows-spanned="1">
            <text:p>CNN</text:p>
          </table:table-cell>
          <table:covered-table-cell table:number-columns-repeated="2" table:style-name="ce13"/>
          <table:table-cell table:style-name="ce87" office:value-type="string" calcext:value-type="string" table:number-columns-spanned="3" table:number-rows-spanned="1">
            <text:p>AE</text:p>
          </table:table-cell>
          <table:covered-table-cell table:style-name="ce18"/>
          <table:covered-table-cell table:style-name="ce87"/>
          <table:table-cell table:style-name="ce87" table:number-columns-repeated="2"/>
          <table:table-cell table:style-name="ce57" table:number-columns-spanned="4" table:number-rows-spanned="1"/>
          <table:covered-table-cell table:number-columns-repeated="3" table:style-name="ce87"/>
          <table:table-cell table:style-name="ce58" table:number-columns-spanned="4" table:number-rows-spanned="1"/>
          <table:covered-table-cell table:number-columns-repeated="3" table:style-name="ce87"/>
          <table:table-cell table:style-name="ce87" table:number-columns-repeated="2"/>
          <table:table-cell table:style-name="Default" table:number-columns-repeated="22"/>
          <table:table-cell table:number-columns-repeated="982"/>
          <table:table-cell table:style-name="ce77" table:number-columns-repeated="12"/>
          <table:table-cell table:number-columns-repeated="89"/>
        </table:table-row>
        <table:table-row table:style-name="ro5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12"/>
          <table:table-cell table:style-name="Default" table:number-columns-repeated="22"/>
          <table:table-cell table:style-name="ce80" table:number-columns-repeated="25"/>
          <table:table-cell table:number-columns-repeated="957"/>
          <table:table-cell table:style-name="ce77" table:number-columns-repeated="12"/>
          <table:table-cell table:number-columns-repeated="89"/>
        </table:table-row>
        <table:table-row table:style-name="ro6">
          <table:table-cell table:style-name="ce14" office:value-type="string" calcext:value-type="string" table:number-columns-spanned="1" table:number-rows-spanned="3">
            <text:p>Training</text:p>
          </table:table-cell>
          <table:table-cell table:style-name="ce87" office:value-type="string" calcext:value-type="string">
            <text:p>MACC</text:p>
          </table:table-cell>
          <table:table-cell table:style-name="ce160" table:formula="of:=([.D197]/[.$C$197]-1+[.H197]/[.$G$197]-1+[.L197]/[.$K$197]-1)/3" office:value-type="percentage" office:value="0.397248708995366" calcext:value-type="percentage">
            <text:p>39.7%</text:p>
          </table:table-cell>
          <table:table-cell table:style-name="ce160" table:formula="of:=([.E197]/[.$C$197]-1+[.I197]/[.$G$197]-1+[.M197]/[.$K$197]-1)/3" office:value-type="percentage" office:value="0.0269340512882843" calcext:value-type="percentage">
            <text:p>2.7%</text:p>
          </table:table-cell>
          <table:table-cell table:style-name="ce160" table:formula="of:=([.F197]/[.$C$197]-1+[.J197]/[.$G$197]-1+[.N197]/[.$K$197]-1)/3" office:value-type="percentage" office:value="0.369022736100128" calcext:value-type="percentage">
            <text:p>36.9%</text:p>
          </table:table-cell>
          <table:table-cell table:style-name="ce160" table:formula="of:=([.P197]/[.$O$197]-1)" office:value-type="percentage" office:value="0.495096274968508" calcext:value-type="percentage">
            <text:p>49.5%</text:p>
          </table:table-cell>
          <table:table-cell table:style-name="ce160" table:formula="of:=([.Q197]/[.$O$197]-1)" office:value-type="percentage" office:value="0.691020334712975" calcext:value-type="percentage">
            <text:p>69.1%</text:p>
          </table:table-cell>
          <table:table-cell table:style-name="ce160" table:formula="of:=([.R197]/[.$O$197]-1)" office:value-type="percentage" office:value="1.0624437646212" calcext:value-type="percentage">
            <text:p>106.2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4"/>
          <table:table-cell table:style-name="Default" table:number-columns-repeated="6"/>
          <table:table-cell table:number-columns-repeated="982"/>
          <table:table-cell table:style-name="ce77" table:number-columns-repeated="6"/>
          <table:table-cell table:number-columns-repeated="95"/>
        </table:table-row>
        <table:table-row table:style-name="ro6">
          <table:covered-table-cell table:style-name="ce14"/>
          <table:table-cell table:style-name="ce87" office:value-type="string" calcext:value-type="string">
            <text:p>ACTIVATIONS</text:p>
          </table:table-cell>
          <table:table-cell table:style-name="ce160" table:formula="of:=([.D198]/[.$C$198]-1+[.H198]/[.$G$198]-1+[.L198]/[.$K$198]-1)/3" office:value-type="percentage" office:value="-0.645925223397373" calcext:value-type="percentage">
            <text:p>-64.6%</text:p>
          </table:table-cell>
          <table:table-cell table:style-name="ce160" table:formula="of:=([.E198]/[.$C$198]-1+[.I198]/[.$G$198]-1+[.M198]/[.$K$198]-1)/3" office:value-type="percentage" office:value="0" calcext:value-type="percentage">
            <text:p>0.0%</text:p>
          </table:table-cell>
          <table:table-cell table:style-name="ce160" table:formula="of:=([.F198]/[.$C$198]-1+[.J198]/[.$G$198]-1+[.N198]/[.$K$198]-1)/3" office:value-type="percentage" office:value="-0.512610490866766" calcext:value-type="percentage">
            <text:p>-51.3%</text:p>
          </table:table-cell>
          <table:table-cell table:style-name="ce160" table:formula="of:=([.P198]/[.$O$198]-1)" office:value-type="percentage" office:value="-0.391003460207612" calcext:value-type="percentage">
            <text:p>-39.1%</text:p>
          </table:table-cell>
          <table:table-cell table:style-name="ce160" table:formula="of:=([.Q198]/[.$O$198]-1)" office:value-type="percentage" office:value="0" calcext:value-type="percentage">
            <text:p>0.0%</text:p>
          </table:table-cell>
          <table:table-cell table:style-name="ce160" table:formula="of:=([.R198]/[.$O$198]-1)" office:value-type="percentage" office:value="-0.391003460207612" calcext:value-type="percentage">
            <text:p>-39.1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4"/>
          <table:table-cell table:style-name="ce178" table:number-columns-repeated="6"/>
          <table:table-cell table:number-columns-repeated="982"/>
          <table:table-cell table:style-name="ce77" table:number-columns-repeated="6"/>
          <table:table-cell table:number-columns-repeated="95"/>
        </table:table-row>
        <table:table-row table:style-name="ro6">
          <table:covered-table-cell table:style-name="ce14"/>
          <table:table-cell table:style-name="ce87" office:value-type="string" calcext:value-type="string">
            <text:p>RAM</text:p>
          </table:table-cell>
          <table:table-cell table:style-name="ce160" table:formula="of:=([.D199]/[.$C$199]-1+[.H199]/[.$G$199]-1+[.L199]/[.$K$199]-1)/3" office:value-type="percentage" office:value="-0.414377895888196" calcext:value-type="percentage">
            <text:p>-41.4%</text:p>
          </table:table-cell>
          <table:table-cell table:style-name="ce160" table:formula="of:=([.E199]/[.$C$199]-1+[.I199]/[.$G$199]-1+[.M199]/[.$K$199]-1)/3" office:value-type="percentage" office:value="0" calcext:value-type="percentage">
            <text:p>0.0%</text:p>
          </table:table-cell>
          <table:table-cell table:style-name="ce160" table:formula="of:=([.F199]/[.$C$199]-1+[.J199]/[.$G$199]-1+[.N199]/[.$K$199]-1)/3" office:value-type="percentage" office:value="-0.329860505116982" calcext:value-type="percentage">
            <text:p>-33.0%</text:p>
          </table:table-cell>
          <table:table-cell table:style-name="ce160" table:formula="of:=([.P199]/[.$O$199]-1)" office:value-type="percentage" office:value="-0.00337092058946364" calcext:value-type="percentage">
            <text:p>-0.3%</text:p>
          </table:table-cell>
          <table:table-cell table:style-name="ce160" table:formula="of:=([.Q199]/[.$O$199]-1)" office:value-type="percentage" office:value="0" calcext:value-type="percentage">
            <text:p>0.0%</text:p>
          </table:table-cell>
          <table:table-cell table:style-name="ce160" table:formula="of:=([.R199]/[.$O$199]-1)" office:value-type="percentage" office:value="-0.00337092058946364" calcext:value-type="percentage">
            <text:p>-0.3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87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3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3"/>
          <table:table-cell table:style-name="ce34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3"/>
          <table:covered-table-cell table:style-name="ce87"/>
          <table:table-cell table:style-name="ce18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87"/>
          <table:table-cell table:style-name="ce57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87"/>
          <table:table-cell table:style-name="ce58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87"/>
          <table:table-cell table:style-name="ce87" table:number-columns-repeated="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2"/>
          <table:table-cell table:style-name="Default" table:number-columns-repeated="12"/>
          <table:table-cell table:number-columns-repeated="992"/>
          <table:table-cell table:style-name="ce77" table:number-columns-repeated="4"/>
          <table:table-cell table:number-columns-repeated="97"/>
        </table:table-row>
        <table:table-row table:style-name="ro6">
          <table:table-cell table:style-name="ce14" office:value-type="string" calcext:value-type="string" table:number-columns-spanned="1" table:number-rows-spanned="2">
            <text:p>Inference</text:p>
          </table:table-cell>
          <table:table-cell table:style-name="ce87" office:value-type="string" calcext:value-type="string">
            <text:p>MACC</text:p>
          </table:table-cell>
          <table:table-cell table:style-name="ce159" table:formula="of:=[.C33]/(10^6)" office:value-type="float" office:value="2.664996" calcext:value-type="float">
            <text:p>2.7</text:p>
          </table:table-cell>
          <table:table-cell table:style-name="ce159" table:formula="of:=[.C36]/(10^6)" office:value-type="float" office:value="33.705504" calcext:value-type="float">
            <text:p>33.7</text:p>
          </table:table-cell>
          <table:table-cell table:style-name="ce159" table:formula="of:=[.C39]/(10^6)" office:value-type="float" office:value="2.664996" calcext:value-type="float">
            <text:p>2.7</text:p>
          </table:table-cell>
          <table:table-cell table:style-name="ce159" table:formula="of:=[.C42]/(10^6)" office:value-type="float" office:value="2.664996" calcext:value-type="float">
            <text:p>2.7</text:p>
          </table:table-cell>
          <table:table-cell table:style-name="ce159" table:formula="of:=[.C79]/(10^6)" office:value-type="float" office:value="7.618726" calcext:value-type="float">
            <text:p>7.6</text:p>
          </table:table-cell>
          <table:table-cell table:style-name="ce159" table:formula="of:=[.C82]/(10^6)" office:value-type="float" office:value="16.221952" calcext:value-type="float">
            <text:p>16.2</text:p>
          </table:table-cell>
          <table:table-cell table:style-name="ce159" table:formula="of:=[.C85]/(10^6)" office:value-type="float" office:value="7.618726" calcext:value-type="float">
            <text:p>7.6</text:p>
          </table:table-cell>
          <table:table-cell table:style-name="ce159" table:formula="of:=[.C88]/(10^6)" office:value-type="float" office:value="7.618726" calcext:value-type="float">
            <text:p>7.6</text:p>
          </table:table-cell>
          <table:table-cell table:style-name="ce159" table:formula="of:=[.C124]/(10^6)" office:value-type="float" office:value="12.53459" calcext:value-type="float">
            <text:p>12.5</text:p>
          </table:table-cell>
          <table:table-cell table:style-name="ce159" table:formula="of:=[.C127]/(10^6)" office:value-type="float" office:value="127.06452" calcext:value-type="float">
            <text:p>127.1</text:p>
          </table:table-cell>
          <table:table-cell table:style-name="ce159" table:formula="of:=[.C130]/(10^6)" office:value-type="float" office:value="12.53459" calcext:value-type="float">
            <text:p>12.5</text:p>
          </table:table-cell>
          <table:table-cell table:style-name="ce159" table:formula="of:=[.C133]/(10^6)" office:value-type="float" office:value="12.53459" calcext:value-type="float">
            <text:p>12.5</text:p>
          </table:table-cell>
          <table:table-cell table:style-name="ce159" table:formula="of:=[.C173]/(10^6)" office:value-type="float" office:value="0.264192" calcext:value-type="float">
            <text:p>0.3</text:p>
          </table:table-cell>
          <table:table-cell table:style-name="ce159" table:formula="of:=[.C176]/(10^6)" office:value-type="float" office:value="0.267536" calcext:value-type="float">
            <text:p>0.3</text:p>
          </table:table-cell>
          <table:table-cell table:style-name="ce159" table:formula="of:=[.C179]/(10^6)" office:value-type="float" office:value="0.264192" calcext:value-type="float">
            <text:p>0.3</text:p>
          </table:table-cell>
          <table:table-cell table:style-name="ce159" table:formula="of:=[.C182]/(10^6)" office:value-type="float" office:value="0.264192" calcext:value-type="float">
            <text:p>0.3</text:p>
          </table:table-cell>
          <table:table-cell table:style-name="ce87" office:value-type="string" calcext:value-type="string">
            <text:p>millions</text:p>
          </table:table-cell>
          <table:table-cell table:style-name="ce87"/>
          <table:table-cell table:style-name="Default" table:number-columns-repeated="12"/>
          <table:table-cell table:number-columns-repeated="992"/>
          <table:table-cell table:style-name="ce77" table:number-columns-repeated="4"/>
          <table:table-cell table:number-columns-repeated="97"/>
        </table:table-row>
        <table:table-row table:style-name="ro6">
          <table:covered-table-cell table:style-name="ce14"/>
          <table:table-cell table:style-name="ce87" office:value-type="string" calcext:value-type="string">
            <text:p>RAM</text:p>
          </table:table-cell>
          <table:table-cell table:style-name="ce159" table:formula="of:=[.C34]/1000" office:value-type="float" office:value="20.096" calcext:value-type="float">
            <text:p>20.1</text:p>
          </table:table-cell>
          <table:table-cell table:style-name="ce159" table:formula="of:=[.C37]/1000" office:value-type="float" office:value="20.586" calcext:value-type="float">
            <text:p>20.6</text:p>
          </table:table-cell>
          <table:table-cell table:style-name="ce159" table:formula="of:=[.C40]/1000" office:value-type="float" office:value="20.096" calcext:value-type="float">
            <text:p>20.1</text:p>
          </table:table-cell>
          <table:table-cell table:style-name="ce159" table:formula="of:=[.C43]/1000" office:value-type="float" office:value="20.096" calcext:value-type="float">
            <text:p>20.1</text:p>
          </table:table-cell>
          <table:table-cell table:style-name="ce159" table:formula="of:=[.C80]/1000" office:value-type="float" office:value="55.296" calcext:value-type="float">
            <text:p>55.3</text:p>
          </table:table-cell>
          <table:table-cell table:style-name="ce159" table:formula="of:=[.C83]/1000" office:value-type="float" office:value="82.945" calcext:value-type="float">
            <text:p>82.9</text:p>
          </table:table-cell>
          <table:table-cell table:style-name="ce159" table:formula="of:=[.C86]/1000" office:value-type="float" office:value="55.296" calcext:value-type="float">
            <text:p>55.3</text:p>
          </table:table-cell>
          <table:table-cell table:style-name="ce159" table:formula="of:=[.C89]/1000" office:value-type="float" office:value="55.296" calcext:value-type="float">
            <text:p>55.3</text:p>
          </table:table-cell>
          <table:table-cell table:style-name="ce159" table:formula="of:=[.C125]/1000" office:value-type="float" office:value="49.152" calcext:value-type="float">
            <text:p>49.2</text:p>
          </table:table-cell>
          <table:table-cell table:style-name="ce159" table:formula="of:=[.C128]/1000" office:value-type="float" office:value="52.225" calcext:value-type="float">
            <text:p>52.2</text:p>
          </table:table-cell>
          <table:table-cell table:style-name="ce159" table:formula="of:=[.C131]/1000" office:value-type="float" office:value="49.152" calcext:value-type="float">
            <text:p>49.2</text:p>
          </table:table-cell>
          <table:table-cell table:style-name="ce159" table:formula="of:=[.C134]/1000" office:value-type="float" office:value="49.152" calcext:value-type="float">
            <text:p>49.2</text:p>
          </table:table-cell>
          <table:table-cell table:style-name="ce159" table:formula="of:=[.C174]/1000" office:value-type="float" office:value="0.768" calcext:value-type="float">
            <text:p>0.8</text:p>
          </table:table-cell>
          <table:table-cell table:style-name="ce159" table:formula="of:=[.C177]/1000" office:value-type="float" office:value="0.768" calcext:value-type="float">
            <text:p>0.8</text:p>
          </table:table-cell>
          <table:table-cell table:style-name="ce159" table:formula="of:=[.C180]/1000" office:value-type="float" office:value="0.768" calcext:value-type="float">
            <text:p>0.8</text:p>
          </table:table-cell>
          <table:table-cell table:style-name="ce159" table:formula="of:=[.C183]/1000" office:value-type="float" office:value="0.768" calcext:value-type="float">
            <text:p>0.8</text:p>
          </table:table-cell>
          <table:table-cell table:style-name="ce87" office:value-type="string" calcext:value-type="string">
            <text:p>KB</text:p>
          </table:table-cell>
          <table:table-cell table:style-name="ce87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87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3" office:value-type="string" calcext:value-type="string" table:number-columns-spanned="2" table:number-rows-spanned="1">
            <text:p>Architecture</text:p>
          </table:table-cell>
          <table:covered-table-cell table:style-name="ce13"/>
          <table:table-cell table:style-name="ce34" office:value-type="string" calcext:value-type="string" table:number-columns-spanned="3" table:number-rows-spanned="1">
            <text:p>CNN</text:p>
          </table:table-cell>
          <table:covered-table-cell table:number-columns-repeated="2" table:style-name="ce13"/>
          <table:table-cell table:style-name="ce87" office:value-type="string" calcext:value-type="string" table:number-columns-spanned="3" table:number-rows-spanned="1">
            <text:p>AE</text:p>
          </table:table-cell>
          <table:covered-table-cell table:style-name="ce18"/>
          <table:covered-table-cell table:style-name="ce87"/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table-cell table:style-name="ce14" office:value-type="string" calcext:value-type="string" table:number-columns-spanned="1" table:number-rows-spanned="2">
            <text:p>Inference</text:p>
          </table:table-cell>
          <table:table-cell table:style-name="ce87" office:value-type="string" calcext:value-type="string">
            <text:p>MACC</text:p>
          </table:table-cell>
          <table:table-cell table:style-name="ce160" table:formula="of:=([.D214]/[.$C$214]-1+[.H214]/[.$G$214]-1+[.L214]/[.$K$214]-1)/3" office:value-type="percentage" office:value="7.30460630648135" calcext:value-type="percentage">
            <text:p>730.5%</text:p>
          </table:table-cell>
          <table:table-cell table:style-name="ce160" table:formula="of:=([.E214]/[.$C$214]-1+[.I214]/[.$G$214]-1+[.M214]/[.$K$214]-1)/3" office:value-type="percentage" office:value="0" calcext:value-type="percentage">
            <text:p>0.0%</text:p>
          </table:table-cell>
          <table:table-cell table:style-name="ce160" table:formula="of:=([.F214]/[.$C$214]-1+[.J214]/[.$G$214]-1+[.N214]/[.$K$214]-1)/3" office:value-type="percentage" office:value="0" calcext:value-type="percentage">
            <text:p>0.0%</text:p>
          </table:table-cell>
          <table:table-cell table:style-name="ce160" table:formula="of:=([.P214]/[.$O$214]-1)" office:value-type="percentage" office:value="0.0126574612403101" calcext:value-type="percentage">
            <text:p>1.3%</text:p>
          </table:table-cell>
          <table:table-cell table:style-name="ce160" table:formula="of:=([.Q214]/[.$O$214]-1)" office:value-type="percentage" office:value="0" calcext:value-type="percentage">
            <text:p>0.0%</text:p>
          </table:table-cell>
          <table:table-cell table:style-name="ce160" table:formula="of:=([.R214]/[.$O$214]-1)" office:value-type="percentage" office:value="0" calcext:value-type="percentage">
            <text:p>0.0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covered-table-cell table:style-name="ce14"/>
          <table:table-cell table:style-name="ce87" office:value-type="string" calcext:value-type="string">
            <text:p>RAM</text:p>
          </table:table-cell>
          <table:table-cell table:style-name="ce160" table:formula="of:=([.D215]/[.$C$215]-1+[.H215]/[.$G$215]-1+[.L215]/[.$K$215]-1)/3" office:value-type="percentage" office:value="0.195640463775421" calcext:value-type="percentage">
            <text:p>19.6%</text:p>
          </table:table-cell>
          <table:table-cell table:style-name="ce160" table:formula="of:=([.E215]/[.$C$215]-1+[.I215]/[.$G$215]-1+[.M215]/[.$K$215]-1)/3" office:value-type="percentage" office:value="0" calcext:value-type="percentage">
            <text:p>0.0%</text:p>
          </table:table-cell>
          <table:table-cell table:style-name="ce160" table:formula="of:=([.F215]/[.$C$215]-1+[.J215]/[.$G$215]-1+[.N215]/[.$K$215]-1)/3" office:value-type="percentage" office:value="0" calcext:value-type="percentage">
            <text:p>0.0%</text:p>
          </table:table-cell>
          <table:table-cell table:style-name="ce160" table:formula="of:=([.P215]/[.$O$215]-1)" office:value-type="percentage" office:value="0" calcext:value-type="percentage">
            <text:p>0.0%</text:p>
          </table:table-cell>
          <table:table-cell table:style-name="ce160" table:formula="of:=([.Q215]/[.$O$215]-1)" office:value-type="percentage" office:value="0" calcext:value-type="percentage">
            <text:p>0.0%</text:p>
          </table:table-cell>
          <table:table-cell table:style-name="ce160" table:formula="of:=([.R215]/[.$O$215]-1)" office:value-type="percentage" office:value="0" calcext:value-type="percentage">
            <text:p>0.0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2">
          <table:table-cell table:style-name="ce87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0" office:value-type="string" calcext:value-type="string" table:number-columns-spanned="4" table:number-rows-spanned="1">
            <text:p>Training and Inference latencies on MCUs</text:p>
          </table:table-cell>
          <table:covered-table-cell table:number-columns-repeated="3" table:style-name="ce35" office:value-type="string" calcext:value-type="string">
            <text:p>Training and Inference latencies on MCUs</text:p>
          </table:covered-table-cell>
          <table:table-cell table:style-name="ce87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1"/>
          <table:table-cell table:style-name="ce146" table:number-columns-repeated="3"/>
          <table:table-cell table:style-name="ce87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2" office:value-type="string" calcext:value-type="string">
            <text:p>MCUs</text:p>
          </table:table-cell>
          <table:table-cell table:style-name="ce92" office:value-type="string" calcext:value-type="string">
            <text:p>cycles/sec</text:p>
          </table:table-cell>
          <table:table-cell table:style-name="ce92" office:value-type="string" calcext:value-type="string">
            <text:p>cycles/mac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2" office:value-type="string" calcext:value-type="string">
            <text:p>STM32H735G-DK</text:p>
          </table:table-cell>
          <table:table-cell table:style-name="ce92" table:formula="of:=550*10^6" office:value-type="float" office:value="550000000" calcext:value-type="float">
            <text:p>550000000</text:p>
          </table:table-cell>
          <table:table-cell table:style-name="ce92" office:value-type="float" office:value="3" calcext:value-type="float">
            <text:p>3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2" office:value-type="string" calcext:value-type="string">
            <text:p>NUCLEO-G474RE</text:p>
          </table:table-cell>
          <table:table-cell table:style-name="ce92" table:formula="of:=170*10^6" office:value-type="float" office:value="170000000" calcext:value-type="float">
            <text:p>170000000</text:p>
          </table:table-cell>
          <table:table-cell table:style-name="ce92" office:value-type="float" office:value="4.5" calcext:value-type="float">
            <text:p>4.5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87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87" office:value-type="string" calcext:value-type="string">
            <text:p>Model/Dataset</text:p>
          </table:table-cell>
          <table:table-cell table:style-name="ce87" office:value-type="string" calcext:value-type="string">
            <text:p>epochs</text:p>
          </table:table-cell>
          <table:table-cell table:style-name="Default" office:value-type="string" calcext:value-type="string">
            <text:p>samples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87" office:value-type="string" calcext:value-type="string">
            <text:p><text:span text:style-name="T2">DS-CNN/SC</text:span> 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85511" calcext:value-type="float">
            <text:p>85511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7">
          <table:table-cell table:style-name="ce18" office:value-type="string" calcext:value-type="string">
            <text:p>MobileNet/VWW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109619" calcext:value-type="float">
            <text:p>109619</text:p>
          </table:table-cell>
          <table:table-cell table:style-name="ce87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8" office:value-type="string" calcext:value-type="string">
            <text:p>ResNet/Cifar10</text:p>
          </table:table-cell>
          <table:table-cell table:style-name="ce87" office:value-type="float" office:value="500" calcext:value-type="float">
            <text:p>500</text:p>
          </table:table-cell>
          <table:table-cell table:style-name="ce87" office:value-type="float" office:value="50000" calcext:value-type="float">
            <text:p>50000</text:p>
          </table:table-cell>
          <table:table-cell table:style-name="ce87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94" office:value-type="string" calcext:value-type="string">
            <text:p>AE/ToyADMOS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4000" calcext:value-type="float">
            <text:p>4000</text:p>
          </table:table-cell>
          <table:table-cell table:style-name="ce13" table:number-columns-repeated="2"/>
          <table:table-cell table:style-name="ce87"/>
          <table:table-cell table:style-name="ce18" table:number-columns-spanned="4" table:number-rows-spanned="1"/>
          <table:covered-table-cell table:number-columns-repeated="3" table:style-name="ce87"/>
          <table:table-cell table:style-name="ce57" table:number-columns-spanned="4" table:number-rows-spanned="1"/>
          <table:covered-table-cell table:number-columns-repeated="3" table:style-name="ce87"/>
          <table:table-cell table:style-name="ce58" table:number-columns-spanned="4" table:number-rows-spanned="1"/>
          <table:covered-table-cell table:number-columns-repeated="3" table:style-name="ce87"/>
          <table:table-cell table:style-name="ce87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94"/>
          <table:table-cell table:style-name="ce87" table:number-columns-repeated="2"/>
          <table:table-cell table:style-name="ce13" table:number-columns-repeated="2"/>
          <table:table-cell table:style-name="ce87"/>
          <table:table-cell table:style-name="ce18"/>
          <table:table-cell table:style-name="ce87" table:number-columns-repeated="3"/>
          <table:table-cell table:style-name="ce57"/>
          <table:table-cell table:style-name="ce87" table:number-columns-repeated="3"/>
          <table:table-cell table:style-name="ce58"/>
          <table:table-cell table:style-name="ce87" table:number-columns-repeated="5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95" office:value-type="string" calcext:value-type="string">
            <text:p>Per input sample</text:p>
          </table:table-cell>
          <table:table-cell table:style-name="ce87" table:number-columns-repeated="19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3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3"/>
          <table:table-cell table:style-name="ce34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3"/>
          <table:covered-table-cell table:style-name="ce87"/>
          <table:table-cell table:style-name="ce18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87"/>
          <table:table-cell table:style-name="ce57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87"/>
          <table:table-cell table:style-name="ce58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87"/>
          <table:table-cell table:style-name="ce87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4" office:value-type="string" calcext:value-type="string" table:number-columns-spanned="1" table:number-rows-spanned="2">
            <text:p>Training </text:p>
          </table:table-cell>
          <table:table-cell table:style-name="ce147" office:value-type="string" calcext:value-type="string">
            <text:p>STM32</text:p>
          </table:table-cell>
          <table:table-cell table:style-name="ce161" table:formula="of:=(10^6)*[.C197]*[.$C$229]/[.$B$229]*10^3" office:value-type="float" office:value="41.8175127272727" calcext:value-type="float">
            <text:p>41.8</text:p>
          </table:table-cell>
          <table:table-cell table:style-name="ce161" table:formula="of:=(10^6)*[.D197]*[.$C$229]/[.$B$229]*10^3" office:value-type="float" office:value="59.6242909090909" calcext:value-type="float">
            <text:p>59.6</text:p>
          </table:table-cell>
          <table:table-cell table:style-name="ce161" table:formula="of:=(10^6)*[.E197]*[.$C$229]/[.$B$229]*10^3" office:value-type="float" office:value="43.5962836363636" calcext:value-type="float">
            <text:p>43.6</text:p>
          </table:table-cell>
          <table:table-cell table:style-name="ce161" table:formula="of:=(10^6)*[.F197]*[.$C$229]/[.$B$229]*10^3" office:value-type="float" office:value="58.1326254545455" calcext:value-type="float">
            <text:p>58.1</text:p>
          </table:table-cell>
          <table:table-cell table:style-name="ce161" table:formula="of:=(10^6)*[.G197]*[.$C$229]/[.$B$229]*10^3" office:value-type="float" office:value="121.94256" calcext:value-type="float">
            <text:p>121.9</text:p>
          </table:table-cell>
          <table:table-cell table:style-name="ce161" table:formula="of:=(10^6)*[.H197]*[.$C$229]/[.$B$229]*10^3" office:value-type="float" office:value="171.5712" calcext:value-type="float">
            <text:p>171.6</text:p>
          </table:table-cell>
          <table:table-cell table:style-name="ce161" table:formula="of:=(10^6)*[.I197]*[.$C$229]/[.$B$229]*10^3" office:value-type="float" office:value="124.958912727273" calcext:value-type="float">
            <text:p>125.0</text:p>
          </table:table-cell>
          <table:table-cell table:style-name="ce161" table:formula="of:=(10^6)*[.J197]*[.$C$229]/[.$B$229]*10^3" office:value-type="float" office:value="166.5156" calcext:value-type="float">
            <text:p>166.5</text:p>
          </table:table-cell>
          <table:table-cell table:style-name="ce161" table:formula="of:=(10^6)*[.K197]*[.$C$229]/[.$B$229]*10^3" office:value-type="float" office:value="202.361410909091" calcext:value-type="float">
            <text:p>202.4</text:p>
          </table:table-cell>
          <table:table-cell table:style-name="ce161" table:formula="of:=(10^6)*[.L197]*[.$C$229]/[.$B$229]*10^3" office:value-type="float" office:value="274.99728" calcext:value-type="float">
            <text:p>275.0</text:p>
          </table:table-cell>
          <table:table-cell table:style-name="ce161" table:formula="of:=(10^6)*[.M197]*[.$C$229]/[.$B$229]*10^3" office:value-type="float" office:value="205.09932" calcext:value-type="float">
            <text:p>205.1</text:p>
          </table:table-cell>
          <table:table-cell table:style-name="ce161" table:formula="of:=(10^6)*[.N197]*[.$C$229]/[.$B$229]*10^3" office:value-type="float" office:value="273.469810909091" calcext:value-type="float">
            <text:p>273.5</text:p>
          </table:table-cell>
          <table:table-cell table:style-name="ce161" table:formula="of:=(10^6)*[.O197]*[.$C$229]/[.$B$229]*10^3" office:value-type="float" office:value="3.87979636363636" calcext:value-type="float">
            <text:p>3.9</text:p>
          </table:table-cell>
          <table:table-cell table:style-name="ce161" table:formula="of:=(10^6)*[.P197]*[.$C$229]/[.$B$229]*10^3" office:value-type="float" office:value="5.80066909090909" calcext:value-type="float">
            <text:p>5.8</text:p>
          </table:table-cell>
          <table:table-cell table:style-name="ce161" table:formula="of:=(10^6)*[.Q197]*[.$C$229]/[.$B$229]*10^3" office:value-type="float" office:value="6.56081454545455" calcext:value-type="float">
            <text:p>6.6</text:p>
          </table:table-cell>
          <table:table-cell table:style-name="ce161" table:formula="of:=(10^6)*[.R197]*[.$C$229]/[.$B$229]*10^3" office:value-type="float" office:value="8.00186181818182" calcext:value-type="float">
            <text:p>8.0</text:p>
          </table:table-cell>
          <table:table-cell table:style-name="ce87" office:value-type="string" calcext:value-type="string">
            <text:p>milliseconds</text:p>
          </table:table-cell>
          <table:table-cell table:style-name="ce87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4"/>
          <table:table-cell table:style-name="ce147" office:value-type="string" calcext:value-type="string">
            <text:p>NUCLEO</text:p>
          </table:table-cell>
          <table:table-cell table:style-name="ce161" table:formula="of:=(10^6)*[.C197]*[.$C$230]/[.$B$230]*10^3" office:value-type="float" office:value="202.937929411765" calcext:value-type="float">
            <text:p>202.9</text:p>
          </table:table-cell>
          <table:table-cell table:style-name="ce161" table:formula="of:=(10^6)*[.D197]*[.$C$230]/[.$B$230]*10^3" office:value-type="float" office:value="289.353176470588" calcext:value-type="float">
            <text:p>289.4</text:p>
          </table:table-cell>
          <table:table-cell table:style-name="ce161" table:formula="of:=(10^6)*[.E197]*[.$C$230]/[.$B$230]*10^3" office:value-type="float" office:value="211.5702" calcext:value-type="float">
            <text:p>211.6</text:p>
          </table:table-cell>
          <table:table-cell table:style-name="ce161" table:formula="of:=(10^6)*[.F197]*[.$C$230]/[.$B$230]*10^3" office:value-type="float" office:value="282.114211764706" calcext:value-type="float">
            <text:p>282.1</text:p>
          </table:table-cell>
          <table:table-cell table:style-name="ce161" table:formula="of:=(10^6)*[.G197]*[.$C$230]/[.$B$230]*10^3" office:value-type="float" office:value="591.780070588235" calcext:value-type="float">
            <text:p>591.8</text:p>
          </table:table-cell>
          <table:table-cell table:style-name="ce161" table:formula="of:=(10^6)*[.H197]*[.$C$230]/[.$B$230]*10^3" office:value-type="float" office:value="832.624941176471" calcext:value-type="float">
            <text:p>832.6</text:p>
          </table:table-cell>
          <table:table-cell table:style-name="ce161" table:formula="of:=(10^6)*[.I197]*[.$C$230]/[.$B$230]*10^3" office:value-type="float" office:value="606.418252941176" calcext:value-type="float">
            <text:p>606.4</text:p>
          </table:table-cell>
          <table:table-cell table:style-name="ce161" table:formula="of:=(10^6)*[.J197]*[.$C$230]/[.$B$230]*10^3" office:value-type="float" office:value="808.090411764706" calcext:value-type="float">
            <text:p>808.1</text:p>
          </table:table-cell>
          <table:table-cell table:style-name="ce161" table:formula="of:=(10^6)*[.K197]*[.$C$230]/[.$B$230]*10^3" office:value-type="float" office:value="982.048023529412" calcext:value-type="float">
            <text:p>982.0</text:p>
          </table:table-cell>
          <table:table-cell table:style-name="ce161" table:formula="of:=(10^6)*[.L197]*[.$C$230]/[.$B$230]*10^3" office:value-type="float" office:value="1334.54562352941" calcext:value-type="float">
            <text:p>1334.5</text:p>
          </table:table-cell>
          <table:table-cell table:style-name="ce161" table:formula="of:=(10^6)*[.M197]*[.$C$230]/[.$B$230]*10^3" office:value-type="float" office:value="995.334935294118" calcext:value-type="float">
            <text:p>995.3</text:p>
          </table:table-cell>
          <table:table-cell table:style-name="ce161" table:formula="of:=(10^6)*[.N197]*[.$C$230]/[.$B$230]*10^3" office:value-type="float" office:value="1327.13290588235" calcext:value-type="float">
            <text:p>1327.1</text:p>
          </table:table-cell>
          <table:table-cell table:style-name="ce161" table:formula="of:=(10^6)*[.O197]*[.$C$230]/[.$B$230]*10^3" office:value-type="float" office:value="18.8284235294118" calcext:value-type="float">
            <text:p>18.8</text:p>
          </table:table-cell>
          <table:table-cell table:style-name="ce161" table:formula="of:=(10^6)*[.P197]*[.$C$230]/[.$B$230]*10^3" office:value-type="float" office:value="28.1503058823529" calcext:value-type="float">
            <text:p>28.2</text:p>
          </table:table-cell>
          <table:table-cell table:style-name="ce161" table:formula="of:=(10^6)*[.Q197]*[.$C$230]/[.$B$230]*10^3" office:value-type="float" office:value="31.8392470588235" calcext:value-type="float">
            <text:p>31.8</text:p>
          </table:table-cell>
          <table:table-cell table:style-name="ce161" table:formula="of:=(10^6)*[.R197]*[.$C$230]/[.$B$230]*10^3" office:value-type="float" office:value="38.8325647058824" calcext:value-type="float">
            <text:p>38.8</text:p>
          </table:table-cell>
          <table:table-cell table:style-name="ce87" office:value-type="string" calcext:value-type="string">
            <text:p>milliseconds</text:p>
          </table:table-cell>
          <table:table-cell table:style-name="ce87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4" office:value-type="string" calcext:value-type="string" table:number-columns-spanned="1" table:number-rows-spanned="2">
            <text:p>Inference</text:p>
          </table:table-cell>
          <table:table-cell table:style-name="ce147" office:value-type="string" calcext:value-type="string">
            <text:p>STM32</text:p>
          </table:table-cell>
          <table:table-cell table:style-name="ce161" table:formula="of:=[.C214]*(10^6)*[.$C$229]/[.$B$229]*10^3" office:value-type="float" office:value="14.5363418181818" calcext:value-type="float">
            <text:p>14.5</text:p>
          </table:table-cell>
          <table:table-cell table:style-name="ce161" table:formula="of:=[.D214]*(10^6)*[.$C$229]/[.$B$229]*10^3" office:value-type="float" office:value="183.848203636364" calcext:value-type="float">
            <text:p>183.8</text:p>
          </table:table-cell>
          <table:table-cell table:style-name="ce161" table:formula="of:=[.E214]*(10^6)*[.$C$229]/[.$B$229]*10^3" office:value-type="float" office:value="14.5363418181818" calcext:value-type="float">
            <text:p>14.5</text:p>
          </table:table-cell>
          <table:table-cell table:style-name="ce161" table:formula="of:=[.F214]*(10^6)*[.$C$229]/[.$B$229]*10^3" office:value-type="float" office:value="14.5363418181818" calcext:value-type="float">
            <text:p>14.5</text:p>
          </table:table-cell>
          <table:table-cell table:style-name="ce161" table:formula="of:=[.G214]*(10^6)*[.$C$229]/[.$B$229]*10^3" office:value-type="float" office:value="41.5566872727273" calcext:value-type="float">
            <text:p>41.6</text:p>
          </table:table-cell>
          <table:table-cell table:style-name="ce161" table:formula="of:=[.H214]*(10^6)*[.$C$229]/[.$B$229]*10^3" office:value-type="float" office:value="88.4833745454546" calcext:value-type="float">
            <text:p>88.5</text:p>
          </table:table-cell>
          <table:table-cell table:style-name="ce161" table:formula="of:=[.I214]*(10^6)*[.$C$229]/[.$B$229]*10^3" office:value-type="float" office:value="41.5566872727273" calcext:value-type="float">
            <text:p>41.6</text:p>
          </table:table-cell>
          <table:table-cell table:style-name="ce161" table:formula="of:=[.J214]*(10^6)*[.$C$229]/[.$B$229]*10^3" office:value-type="float" office:value="41.5566872727273" calcext:value-type="float">
            <text:p>41.6</text:p>
          </table:table-cell>
          <table:table-cell table:style-name="ce161" table:formula="of:=[.K214]*(10^6)*[.$C$229]/[.$B$229]*10^3" office:value-type="float" office:value="68.3704909090909" calcext:value-type="float">
            <text:p>68.4</text:p>
          </table:table-cell>
          <table:table-cell table:style-name="ce161" table:formula="of:=[.L214]*(10^6)*[.$C$229]/[.$B$229]*10^3" office:value-type="float" office:value="693.0792" calcext:value-type="float">
            <text:p>693.1</text:p>
          </table:table-cell>
          <table:table-cell table:style-name="ce161" table:formula="of:=[.M214]*(10^6)*[.$C$229]/[.$B$229]*10^3" office:value-type="float" office:value="68.3704909090909" calcext:value-type="float">
            <text:p>68.4</text:p>
          </table:table-cell>
          <table:table-cell table:style-name="ce161" table:formula="of:=[.N214]*(10^6)*[.$C$229]/[.$B$229]*10^3" office:value-type="float" office:value="68.3704909090909" calcext:value-type="float">
            <text:p>68.4</text:p>
          </table:table-cell>
          <table:table-cell table:style-name="ce161" table:formula="of:=[.O214]*(10^6)*[.$C$229]/[.$B$229]*10^3" office:value-type="float" office:value="1.44104727272727" calcext:value-type="float">
            <text:p>1.4</text:p>
          </table:table-cell>
          <table:table-cell table:style-name="ce161" table:formula="of:=[.P214]*(10^6)*[.$C$229]/[.$B$229]*10^3" office:value-type="float" office:value="1.45928727272727" calcext:value-type="float">
            <text:p>1.5</text:p>
          </table:table-cell>
          <table:table-cell table:style-name="ce161" table:formula="of:=[.Q214]*(10^6)*[.$C$229]/[.$B$229]*10^3" office:value-type="float" office:value="1.44104727272727" calcext:value-type="float">
            <text:p>1.4</text:p>
          </table:table-cell>
          <table:table-cell table:style-name="ce161" table:formula="of:=[.R214]*(10^6)*[.$C$229]/[.$B$229]*10^3" office:value-type="float" office:value="1.44104727272727" calcext:value-type="float">
            <text:p>1.4</text:p>
          </table:table-cell>
          <table:table-cell table:style-name="ce87" office:value-type="string" calcext:value-type="string">
            <text:p>milliseconds</text:p>
          </table:table-cell>
          <table:table-cell table:style-name="ce87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87"/>
          <table:table-cell table:style-name="ce147" office:value-type="string" calcext:value-type="string">
            <text:p>NUCLEO</text:p>
          </table:table-cell>
          <table:table-cell table:style-name="ce161" table:formula="of:=[.C214]*(10^6)*[.$C$230]/[.$B$230]*10^3" office:value-type="float" office:value="70.5440117647059" calcext:value-type="float">
            <text:p>70.5</text:p>
          </table:table-cell>
          <table:table-cell table:style-name="ce161" table:formula="of:=[.D214]*(10^6)*[.$C$230]/[.$B$230]*10^3" office:value-type="float" office:value="892.204517647059" calcext:value-type="float">
            <text:p>892.2</text:p>
          </table:table-cell>
          <table:table-cell table:style-name="ce161" table:formula="of:=[.E214]*(10^6)*[.$C$230]/[.$B$230]*10^3" office:value-type="float" office:value="70.5440117647059" calcext:value-type="float">
            <text:p>70.5</text:p>
          </table:table-cell>
          <table:table-cell table:style-name="ce161" table:formula="of:=[.F214]*(10^6)*[.$C$230]/[.$B$230]*10^3" office:value-type="float" office:value="70.5440117647059" calcext:value-type="float">
            <text:p>70.5</text:p>
          </table:table-cell>
          <table:table-cell table:style-name="ce161" table:formula="of:=[.G214]*(10^6)*[.$C$230]/[.$B$230]*10^3" office:value-type="float" office:value="201.672158823529" calcext:value-type="float">
            <text:p>201.7</text:p>
          </table:table-cell>
          <table:table-cell table:style-name="ce161" table:formula="of:=[.H214]*(10^6)*[.$C$230]/[.$B$230]*10^3" office:value-type="float" office:value="429.404611764706" calcext:value-type="float">
            <text:p>429.4</text:p>
          </table:table-cell>
          <table:table-cell table:style-name="ce161" table:formula="of:=[.I214]*(10^6)*[.$C$230]/[.$B$230]*10^3" office:value-type="float" office:value="201.672158823529" calcext:value-type="float">
            <text:p>201.7</text:p>
          </table:table-cell>
          <table:table-cell table:style-name="ce161" table:formula="of:=[.J214]*(10^6)*[.$C$230]/[.$B$230]*10^3" office:value-type="float" office:value="201.672158823529" calcext:value-type="float">
            <text:p>201.7</text:p>
          </table:table-cell>
          <table:table-cell table:style-name="ce161" table:formula="of:=[.K214]*(10^6)*[.$C$230]/[.$B$230]*10^3" office:value-type="float" office:value="331.797970588235" calcext:value-type="float">
            <text:p>331.8</text:p>
          </table:table-cell>
          <table:table-cell table:style-name="ce161" table:formula="of:=[.L214]*(10^6)*[.$C$230]/[.$B$230]*10^3" office:value-type="float" office:value="3363.47258823529" calcext:value-type="float">
            <text:p>3363.5</text:p>
          </table:table-cell>
          <table:table-cell table:style-name="ce161" table:formula="of:=[.M214]*(10^6)*[.$C$230]/[.$B$230]*10^3" office:value-type="float" office:value="331.797970588235" calcext:value-type="float">
            <text:p>331.8</text:p>
          </table:table-cell>
          <table:table-cell table:style-name="ce161" table:formula="of:=[.N214]*(10^6)*[.$C$230]/[.$B$230]*10^3" office:value-type="float" office:value="331.797970588235" calcext:value-type="float">
            <text:p>331.8</text:p>
          </table:table-cell>
          <table:table-cell table:style-name="ce161" table:formula="of:=[.O214]*(10^6)*[.$C$230]/[.$B$230]*10^3" office:value-type="float" office:value="6.99331764705882" calcext:value-type="float">
            <text:p>7.0</text:p>
          </table:table-cell>
          <table:table-cell table:style-name="ce161" table:formula="of:=[.P214]*(10^6)*[.$C$230]/[.$B$230]*10^3" office:value-type="float" office:value="7.08183529411765" calcext:value-type="float">
            <text:p>7.1</text:p>
          </table:table-cell>
          <table:table-cell table:style-name="ce161" table:formula="of:=[.Q214]*(10^6)*[.$C$230]/[.$B$230]*10^3" office:value-type="float" office:value="6.99331764705882" calcext:value-type="float">
            <text:p>7.0</text:p>
          </table:table-cell>
          <table:table-cell table:style-name="ce161" table:formula="of:=[.R214]*(10^6)*[.$C$230]/[.$B$230]*10^3" office:value-type="float" office:value="6.99331764705882" calcext:value-type="float">
            <text:p>7.0</text:p>
          </table:table-cell>
          <table:table-cell table:style-name="ce87" office:value-type="string" calcext:value-type="string">
            <text:p>milliseconds</text:p>
          </table:table-cell>
          <table:table-cell table:style-name="ce87"/>
          <table:table-cell table:style-name="Default" table:number-columns-repeated="1004"/>
          <table:table-cell table:number-columns-repeated="101"/>
        </table:table-row>
        <table:table-row table:style-name="ro7" table:number-rows-repeated="2">
          <table:table-cell table:style-name="ce87" table:number-columns-repeated="2"/>
          <table:table-cell table:style-name="Default" table:number-columns-repeated="16"/>
          <table:table-cell table:style-name="ce87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96" office:value-type="string" calcext:value-type="string" table:number-columns-spanned="4" table:number-rows-spanned="1">
            <text:p>Considering number of epochs and dataset size</text:p>
          </table:table-cell>
          <table:covered-table-cell table:style-name="ce87"/>
          <table:covered-table-cell table:number-columns-repeated="2" table:style-name="Default"/>
          <table:table-cell table:style-name="Default" table:number-columns-repeated="14"/>
          <table:table-cell table:style-name="ce87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3" office:value-type="string" calcext:value-type="string" table:number-columns-spanned="2" table:number-rows-spanned="1">
            <text:p>Model/Dataset</text:p>
          </table:table-cell>
          <table:covered-table-cell table:style-name="ce13"/>
          <table:table-cell table:style-name="ce34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3"/>
          <table:covered-table-cell table:style-name="ce87"/>
          <table:table-cell table:style-name="ce18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87"/>
          <table:table-cell table:style-name="ce57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87"/>
          <table:table-cell table:style-name="ce58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87"/>
          <table:table-cell table:style-name="ce13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 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 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 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 </text:p>
          </table:table-cell>
          <table:table-cell table:style-name="ce13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4" office:value-type="string" calcext:value-type="string" table:number-columns-spanned="1" table:number-rows-spanned="2">
            <text:p>Training</text:p>
          </table:table-cell>
          <table:table-cell table:style-name="ce147" office:value-type="string" calcext:value-type="string">
            <text:p>STM</text:p>
          </table:table-cell>
          <table:table-cell table:style-name="ce161" table:formula="of:=[.C241]/10^3*[.$B$233]*[.$C$233]/3600" office:value-type="float" office:value="35.7585733082182" calcext:value-type="float">
            <text:p>35.8</text:p>
          </table:table-cell>
          <table:table-cell table:style-name="ce161" table:formula="of:=[.D241]/10^3*[.$B$233]*[.$C$233]/3600" office:value-type="float" office:value="50.9853273992727" calcext:value-type="float">
            <text:p>51.0</text:p>
          </table:table-cell>
          <table:table-cell table:style-name="ce161" table:formula="of:=[.E241]/10^3*[.$B$233]*[.$C$233]/3600" office:value-type="float" office:value="37.2796181002909" calcext:value-type="float">
            <text:p>37.3</text:p>
          </table:table-cell>
          <table:table-cell table:style-name="ce161" table:formula="of:=[.F241]/10^3*[.$B$233]*[.$C$233]/3600" office:value-type="float" office:value="49.7097893524364" calcext:value-type="float">
            <text:p>49.7</text:p>
          </table:table-cell>
          <table:table-cell table:style-name="ce161" table:formula="of:=[.G241]/10^3*[.$B$234]*[.$C$234]/3600" office:value-type="float" office:value="185.655853953333" calcext:value-type="float">
            <text:p>185.7</text:p>
          </table:table-cell>
          <table:table-cell table:style-name="ce161" table:formula="of:=[.H241]/10^3*[.$B$234]*[.$C$234]/3600" office:value-type="float" office:value="261.214769066667" calcext:value-type="float">
            <text:p>261.2</text:p>
          </table:table-cell>
          <table:table-cell table:style-name="ce161" table:formula="of:=[.I241]/10^3*[.$B$234]*[.$C$234]/3600" office:value-type="float" office:value="190.248209086818" calcext:value-type="float">
            <text:p>190.2</text:p>
          </table:table-cell>
          <table:table-cell table:style-name="ce161" table:formula="of:=[.J241]/10^3*[.$B$234]*[.$C$234]/3600" office:value-type="float" office:value="253.517688283333" calcext:value-type="float">
            <text:p>253.5</text:p>
          </table:table-cell>
          <table:table-cell table:style-name="ce161" table:formula="of:=[.K241]/10^3*[.$B$235]*[.$C$235]/3600" office:value-type="float" office:value="1405.28757575758" calcext:value-type="float">
            <text:p>1405.3</text:p>
          </table:table-cell>
          <table:table-cell table:style-name="ce161" table:formula="of:=[.L241]/10^3*[.$B$235]*[.$C$235]/3600" office:value-type="float" office:value="1909.70333333333" calcext:value-type="float">
            <text:p>1909.7</text:p>
          </table:table-cell>
          <table:table-cell table:style-name="ce161" table:formula="of:=[.M241]/10^3*[.$B$235]*[.$C$235]/3600" office:value-type="float" office:value="1424.30083333333" calcext:value-type="float">
            <text:p>1424.3</text:p>
          </table:table-cell>
          <table:table-cell table:style-name="ce161" table:formula="of:=[.N241]/10^3*[.$B$235]*[.$C$235]/3600" office:value-type="float" office:value="1899.09590909091" calcext:value-type="float">
            <text:p>1899.1</text:p>
          </table:table-cell>
          <table:table-cell table:style-name="ce161" table:formula="of:=[.O241]/10^3*[.$B$236]*[.$C$236]/3600" office:value-type="float" office:value="0.431088484848485" calcext:value-type="float">
            <text:p>0.4</text:p>
          </table:table-cell>
          <table:table-cell table:style-name="ce161" table:formula="of:=[.P241]/10^3*[.$B$236]*[.$C$236]/3600" office:value-type="float" office:value="0.644518787878788" calcext:value-type="float">
            <text:p>0.6</text:p>
          </table:table-cell>
          <table:table-cell table:style-name="ce161" table:formula="of:=[.Q241]/10^3*[.$B$236]*[.$C$236]/3600" office:value-type="float" office:value="0.728979393939394" calcext:value-type="float">
            <text:p>0.7</text:p>
          </table:table-cell>
          <table:table-cell table:style-name="ce161" table:formula="of:=[.R241]/10^3*[.$B$236]*[.$C$236]/3600" office:value-type="float" office:value="0.889095757575757" calcext:value-type="float">
            <text:p>0.9</text:p>
          </table:table-cell>
          <table:table-cell table:style-name="ce176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6">
          <table:covered-table-cell table:style-name="ce14"/>
          <table:table-cell table:style-name="ce147" office:value-type="string" calcext:value-type="string">
            <text:p>NUC</text:p>
          </table:table-cell>
          <table:table-cell table:style-name="ce161" table:formula="of:=[.C242]/10^3*[.$B$233]*[.$C$233]/3600" office:value-type="float" office:value="173.534252819294" calcext:value-type="float">
            <text:p>173.5</text:p>
          </table:table-cell>
          <table:table-cell table:style-name="ce161" table:formula="of:=[.D242]/10^3*[.$B$233]*[.$C$233]/3600" office:value-type="float" office:value="247.428794731765" calcext:value-type="float">
            <text:p>247.4</text:p>
          </table:table-cell>
          <table:table-cell table:style-name="ce161" table:formula="of:=[.E242]/10^3*[.$B$233]*[.$C$233]/3600" office:value-type="float" office:value="180.915793722" calcext:value-type="float">
            <text:p>180.9</text:p>
          </table:table-cell>
          <table:table-cell table:style-name="ce161" table:formula="of:=[.F242]/10^3*[.$B$233]*[.$C$233]/3600" office:value-type="float" office:value="241.238683622118" calcext:value-type="float">
            <text:p>241.2</text:p>
          </table:table-cell>
          <table:table-cell table:style-name="ce161" table:formula="of:=[.G242]/10^3*[.$B$234]*[.$C$234]/3600" office:value-type="float" office:value="900.976938302941" calcext:value-type="float">
            <text:p>901.0</text:p>
          </table:table-cell>
          <table:table-cell table:style-name="ce161" table:formula="of:=[.H242]/10^3*[.$B$234]*[.$C$234]/3600" office:value-type="float" office:value="1267.65990870588" calcext:value-type="float">
            <text:p>1267.7</text:p>
          </table:table-cell>
          <table:table-cell table:style-name="ce161" table:formula="of:=[.I242]/10^3*[.$B$234]*[.$C$234]/3600" office:value-type="float" office:value="923.263367627206" calcext:value-type="float">
            <text:p>923.3</text:p>
          </table:table-cell>
          <table:table-cell table:style-name="ce161" table:formula="of:=[.J242]/10^3*[.$B$234]*[.$C$234]/3600" office:value-type="float" office:value="1230.30642843382" calcext:value-type="float">
            <text:p>1230.3</text:p>
          </table:table-cell>
          <table:table-cell table:style-name="ce161" table:formula="of:=[.K242]/10^3*[.$B$235]*[.$C$235]/3600" office:value-type="float" office:value="6819.77794117647" calcext:value-type="float">
            <text:p>6819.8</text:p>
          </table:table-cell>
          <table:table-cell table:style-name="ce161" table:formula="of:=[.L242]/10^3*[.$B$235]*[.$C$235]/3600" office:value-type="float" office:value="9267.67794117647" calcext:value-type="float">
            <text:p>9267.7</text:p>
          </table:table-cell>
          <table:table-cell table:style-name="ce161" table:formula="of:=[.M242]/10^3*[.$B$235]*[.$C$235]/3600" office:value-type="float" office:value="6912.04816176471" calcext:value-type="float">
            <text:p>6912.0</text:p>
          </table:table-cell>
          <table:table-cell table:style-name="ce161" table:formula="of:=[.N242]/10^3*[.$B$235]*[.$C$235]/3600" office:value-type="float" office:value="9216.20073529412" calcext:value-type="float">
            <text:p>9216.2</text:p>
          </table:table-cell>
          <table:table-cell table:style-name="ce161" table:formula="of:=[.O242]/10^3*[.$B$236]*[.$C$236]/3600" office:value-type="float" office:value="2.09204705882353" calcext:value-type="float">
            <text:p>2.1</text:p>
          </table:table-cell>
          <table:table-cell table:style-name="ce161" table:formula="of:=[.P242]/10^3*[.$B$236]*[.$C$236]/3600" office:value-type="float" office:value="3.12781176470588" calcext:value-type="float">
            <text:p>3.1</text:p>
          </table:table-cell>
          <table:table-cell table:style-name="ce161" table:formula="of:=[.Q242]/10^3*[.$B$236]*[.$C$236]/3600" office:value-type="float" office:value="3.53769411764706" calcext:value-type="float">
            <text:p>3.5</text:p>
          </table:table-cell>
          <table:table-cell table:style-name="ce161" table:formula="of:=[.R242]/10^3*[.$B$236]*[.$C$236]/3600" office:value-type="float" office:value="4.31472941176471" calcext:value-type="float">
            <text:p>4.3</text:p>
          </table:table-cell>
          <table:table-cell table:style-name="ce176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3" table:number-columns-spanned="2" table:number-rows-spanned="1"/>
          <table:covered-table-cell table:style-name="ce13"/>
          <table:table-cell table:style-name="ce34" table:number-columns-spanned="4" table:number-rows-spanned="1"/>
          <table:covered-table-cell table:number-columns-repeated="2" table:style-name="ce13"/>
          <table:covered-table-cell table:style-name="ce87"/>
          <table:table-cell table:style-name="ce18" table:number-columns-spanned="4" table:number-rows-spanned="1"/>
          <table:covered-table-cell table:number-columns-repeated="3" table:style-name="ce87"/>
          <table:table-cell table:style-name="ce57" table:number-columns-spanned="4" table:number-rows-spanned="1"/>
          <table:covered-table-cell table:number-columns-repeated="3" table:style-name="ce87"/>
          <table:table-cell table:style-name="ce58" table:number-columns-spanned="4" table:number-rows-spanned="1"/>
          <table:covered-table-cell table:number-columns-repeated="3" table:style-name="ce87"/>
          <table:table-cell table:style-name="Default" table:number-columns-repeated="1006"/>
          <table:table-cell table:number-columns-repeated="101"/>
        </table:table-row>
        <table:table-row table:style-name="ro8">
          <table:table-cell table:style-name="ce13" table:number-columns-spanned="2" table:number-rows-spanned="1"/>
          <table:covered-table-cell table:style-name="ce13"/>
          <table:table-cell table:style-name="ce87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4" table:number-columns-spanned="1" table:number-rows-spanned="2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14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4" table:number-columns-spanned="1" table:number-rows-spanned="2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87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7" table:number-rows-repeated="2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3" table:number-columns-spanned="2" table:number-rows-spanned="1"/>
          <table:covered-table-cell table:style-name="ce13"/>
          <table:table-cell table:style-name="ce34" table:number-columns-spanned="4" table:number-rows-spanned="1"/>
          <table:covered-table-cell table:number-columns-repeated="2" table:style-name="ce13"/>
          <table:covered-table-cell table:style-name="ce87"/>
          <table:table-cell table:style-name="ce18" table:number-columns-spanned="4" table:number-rows-spanned="1"/>
          <table:covered-table-cell table:number-columns-repeated="3" table:style-name="ce87"/>
          <table:table-cell table:style-name="ce57" table:number-columns-spanned="4" table:number-rows-spanned="1"/>
          <table:covered-table-cell table:number-columns-repeated="3" table:style-name="ce87"/>
          <table:table-cell table:style-name="ce58" table:number-columns-spanned="4" table:number-rows-spanned="1"/>
          <table:covered-table-cell table:number-columns-repeated="3" table:style-name="ce87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3" table:number-columns-spanned="2" table:number-rows-spanned="1"/>
          <table:covered-table-cell table:style-name="ce13"/>
          <table:table-cell table:style-name="ce87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4" table:number-columns-spanned="1" table:number-rows-spanned="2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14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4" table:number-columns-spanned="1" table:number-rows-spanned="2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87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 table:number-rows-repeated="6">
          <table:table-cell table:style-name="ce97" table:number-columns-repeated="5"/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number-columns-repeated="18"/>
          <table:table-cell table:style-name="ce177" table:number-columns-repeated="4"/>
          <table:table-cell table:style-name="ce178" table:number-columns-repeated="2"/>
          <table:table-cell table:style-name="ce177" table:number-columns-repeated="6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3" table:number-columns-spanned="2" table:number-rows-spanned="1"/>
          <table:covered-table-cell table:style-name="ce23"/>
          <table:table-cell table:style-name="ce162" table:number-columns-spanned="3" table:number-rows-spanned="1"/>
          <table:covered-table-cell table:number-columns-repeated="2" table:style-name="ce23"/>
          <table:table-cell table:style-name="ce23" table:number-columns-spanned="3" table:number-rows-spanned="1"/>
          <table:covered-table-cell table:number-columns-repeated="2" table:style-name="ce23"/>
          <table:table-cell table:style-name="ce23" table:number-columns-spanned="3" table:number-rows-spanned="1"/>
          <table:covered-table-cell table:number-columns-repeated="2" table:style-name="ce23"/>
          <table:table-cell table:style-name="ce162" table:number-columns-spanned="3" table:number-rows-spanned="1"/>
          <table:covered-table-cell table:number-columns-repeated="2" table:style-name="ce23"/>
          <table:table-cell table:number-columns-repeated="2"/>
          <table:table-cell table:style-name="ce174"/>
          <table:table-cell table:style-name="ce85" table:number-columns-repeated="2"/>
          <table:table-cell table:style-name="ce174"/>
          <table:table-cell table:style-name="ce177" table:number-columns-repeated="2"/>
          <table:table-cell table:style-name="ce178"/>
          <table:table-cell table:style-name="ce23" table:number-columns-spanned="2" table:number-rows-spanned="1"/>
          <table:covered-table-cell table:style-name="ce23"/>
          <table:table-cell table:style-name="ce162" table:number-columns-spanned="3" table:number-rows-spanned="1"/>
          <table:covered-table-cell table:number-columns-repeated="2" table:style-name="ce23"/>
          <table:table-cell table:style-name="ce23" table:number-columns-spanned="3" table:number-rows-spanned="1"/>
          <table:covered-table-cell table:number-columns-repeated="2" table:style-name="ce23"/>
          <table:table-cell table:style-name="ce23" table:number-columns-spanned="3" table:number-rows-spanned="1"/>
          <table:covered-table-cell table:number-columns-repeated="2" table:style-name="Default"/>
          <table:table-cell table:style-name="Default"/>
          <table:table-cell table:style-name="ce23" table:number-columns-repeated="2"/>
          <table:table-cell table:style-name="ce162" table:number-columns-spanned="3" table:number-rows-spanned="1"/>
          <table:covered-table-cell table:number-columns-repeated="2" table:style-name="ce23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3" table:number-columns-spanned="2" table:number-rows-spanned="1"/>
          <table:covered-table-cell table:style-name="ce23"/>
          <table:table-cell table:style-name="ce23" table:number-columns-repeated="12"/>
          <table:table-cell table:number-columns-repeated="6"/>
          <table:table-cell table:style-name="Default" table:number-columns-repeated="3"/>
          <table:table-cell table:style-name="ce23" table:number-columns-spanned="2" table:number-rows-spanned="1"/>
          <table:covered-table-cell table:style-name="ce23"/>
          <table:table-cell table:style-name="ce23" table:number-columns-repeated="7"/>
          <table:table-cell table:style-name="Default" table:number-columns-repeated="3"/>
          <table:table-cell table:style-name="ce23" table:number-columns-repeated="5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4" table:number-columns-spanned="1" table:number-rows-spanned="4"/>
          <table:table-cell table:style-name="ce154"/>
          <table:table-cell table:style-name="ce155" table:number-columns-repeated="12"/>
          <table:table-cell table:number-columns-repeated="6"/>
          <table:table-cell table:style-name="Default" table:number-columns-repeated="3"/>
          <table:table-cell table:style-name="ce24" table:number-columns-spanned="1" table:number-rows-spanned="4"/>
          <table:table-cell table:style-name="ce154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4"/>
          <table:table-cell table:style-name="ce155" table:number-columns-repeated="13"/>
          <table:table-cell table:number-columns-repeated="2"/>
          <table:table-cell table:style-name="ce80" table:number-columns-repeated="3"/>
          <table:table-cell/>
          <table:table-cell table:style-name="Default" table:number-columns-repeated="3"/>
          <table:covered-table-cell table:style-name="ce24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4"/>
          <table:table-cell table:style-name="ce155" table:number-columns-repeated="13"/>
          <table:table-cell table:number-columns-repeated="2"/>
          <table:table-cell table:style-name="ce80" table:number-columns-repeated="3"/>
          <table:table-cell/>
          <table:table-cell table:style-name="Default" table:number-columns-repeated="3"/>
          <table:covered-table-cell table:style-name="ce24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110"/>
          <table:table-cell table:style-name="ce111"/>
          <table:table-cell table:style-name="ce85" table:number-columns-repeated="12"/>
          <table:table-cell table:number-columns-repeated="2"/>
          <table:table-cell table:style-name="ce80" table:number-columns-repeated="3"/>
          <table:table-cell/>
          <table:table-cell table:style-name="Default" table:number-columns-repeated="3"/>
          <table:covered-table-cell table:style-name="ce110"/>
          <table:table-cell table:style-name="ce111"/>
          <table:table-cell table:style-name="ce167" table:number-columns-repeated="7"/>
          <table:table-cell table:style-name="Default" table:number-columns-repeated="3"/>
          <table:table-cell table:style-name="ce16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4" table:number-columns-spanned="1" table:number-rows-spanned="4"/>
          <table:table-cell table:style-name="ce155"/>
          <table:table-cell table:style-name="ce85" table:number-columns-repeated="12"/>
          <table:table-cell table:number-columns-repeated="2"/>
          <table:table-cell table:style-name="ce80" table:number-columns-repeated="3"/>
          <table:table-cell/>
          <table:table-cell table:style-name="Default" table:number-columns-repeated="3"/>
          <table:table-cell table:style-name="ce24" table:number-columns-spanned="1" table:number-rows-spanned="4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4"/>
          <table:table-cell table:style-name="ce155"/>
          <table:table-cell table:style-name="ce85" table:number-columns-repeated="12"/>
          <table:table-cell/>
          <table:table-cell table:style-name="ce23"/>
          <table:table-cell table:number-columns-repeated="4"/>
          <table:table-cell table:style-name="Default" table:number-columns-repeated="3"/>
          <table:covered-table-cell table:style-name="ce24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4"/>
          <table:table-cell table:style-name="ce155"/>
          <table:table-cell table:style-name="ce85" table:number-columns-repeated="12"/>
          <table:table-cell table:number-columns-repeated="4"/>
          <table:table-cell table:style-name="ce177" table:number-columns-repeated="2"/>
          <table:table-cell table:style-name="Default" table:number-columns-repeated="3"/>
          <table:covered-table-cell table:style-name="ce24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4"/>
          <table:table-cell table:style-name="ce111"/>
          <table:table-cell table:style-name="ce85" table:number-columns-repeated="12"/>
          <table:table-cell table:number-columns-repeated="6"/>
          <table:table-cell table:style-name="Default" table:number-columns-repeated="3"/>
          <table:covered-table-cell table:style-name="ce24"/>
          <table:table-cell table:style-name="ce111"/>
          <table:table-cell table:style-name="ce167" table:number-columns-repeated="7"/>
          <table:table-cell table:style-name="Default" table:number-columns-repeated="3"/>
          <table:table-cell table:style-name="ce16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111"/>
          <table:table-cell/>
          <table:table-cell table:style-name="ce85" table:number-columns-repeated="12"/>
          <table:table-cell table:style-name="ce80"/>
          <table:table-cell table:number-columns-repeated="5"/>
          <table:table-cell table:style-name="Default" table:number-columns-repeated="3"/>
          <table:table-cell table:style-name="ce111"/>
          <table:table-cell/>
          <table:table-cell table:style-name="ce167" table:number-columns-repeated="7"/>
          <table:table-cell table:style-name="Default" table:number-columns-repeated="3"/>
          <table:table-cell table:style-name="ce16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number-columns-repeated="20"/>
          <table:table-cell table:style-name="Default" table:number-columns-repeated="4"/>
          <table:table-cell table:style-name="ce177"/>
          <table:table-cell table:style-name="ce178" table:number-columns-repeated="5"/>
          <table:table-cell table:number-columns-repeated="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77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78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/>
          <table:table-cell table:style-name="ce156" table:number-columns-repeated="4"/>
          <table:table-cell table:number-columns-repeated="13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9"/>
          <table:table-cell table:style-name="ce80" table:number-columns-repeated="2"/>
          <table:table-cell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5" table:number-columns-spanned="2" table:number-rows-spanned="1"/>
          <table:covered-table-cell table:style-name="ce23"/>
          <table:table-cell table:style-name="ce163" table:number-columns-repeated="2"/>
          <table:table-cell table:style-name="ce27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4" table:number-columns-spanned="1" table:number-rows-spanned="2"/>
          <table:table-cell table:style-name="ce154"/>
          <table:table-cell table:style-name="ce164" table:number-columns-repeated="2"/>
          <table:table-cell table:style-name="ce170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10"/>
          <table:table-cell table:style-name="ce111"/>
          <table:table-cell table:style-name="ce164"/>
          <table:table-cell table:style-name="ce169"/>
          <table:table-cell table:style-name="ce170" table:number-columns-repeated="2"/>
          <table:table-cell table:number-columns-repeated="6"/>
          <table:table-cell table:style-name="Default" table:number-columns-repeated="3"/>
          <table:table-cell table:number-columns-repeated="2"/>
          <table:table-cell table:style-name="ce80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2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6"/>
          <table:table-cell table:style-name="ce167"/>
          <table:table-cell table:style-name="ce171" table:number-columns-repeated="3"/>
          <table:table-cell table:style-name="ce116" table:number-columns-repeated="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7"/>
          <table:table-cell table:style-name="ce30" table:number-columns-repeated="8"/>
          <table:table-cell table:number-columns-repeated="5"/>
          <table:table-cell table:style-name="ce17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0" table:number-columns-spanned="2" table:number-rows-spanned="1"/>
          <table:covered-table-cell table:style-name="ce30"/>
          <table:table-cell table:style-name="ce50" table:number-columns-spanned="3" table:number-rows-spanned="1"/>
          <table:covered-table-cell table:number-columns-repeated="2" table:style-name="ce50"/>
          <table:table-cell table:style-name="ce30" table:number-columns-spanned="3" table:number-rows-spanned="1"/>
          <table:covered-table-cell table:number-columns-repeated="2" table:style-name="ce30"/>
          <table:table-cell table:style-name="ce30" table:number-columns-spanned="3" table:number-rows-spanned="1"/>
          <table:covered-table-cell table:number-columns-repeated="2" table:style-name="ce30"/>
          <table:table-cell table:style-name="ce50" table:number-columns-spanned="3" table:number-rows-spanned="1"/>
          <table:covered-table-cell table:number-columns-repeated="2" table:style-name="ce50"/>
          <table:table-cell table:style-name="ce116"/>
          <table:table-cell table:number-columns-repeated="5"/>
          <table:table-cell table:style-name="ce17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0" table:number-columns-spanned="2" table:number-rows-spanned="1"/>
          <table:covered-table-cell table:style-name="ce30"/>
          <table:table-cell table:style-name="ce30" table:number-columns-repeated="12"/>
          <table:table-cell table:style-name="ce116"/>
          <table:table-cell table:number-columns-repeated="5"/>
          <table:table-cell table:style-name="ce17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2" table:number-columns-spanned="1" table:number-rows-spanned="2"/>
          <table:table-cell table:style-name="ce157"/>
          <table:table-cell table:style-name="ce166" table:number-columns-repeated="12"/>
          <table:table-cell table:style-name="ce116"/>
          <table:table-cell table:number-columns-repeated="5"/>
          <table:table-cell table:style-name="ce85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6"/>
          <table:table-cell table:style-name="ce157"/>
          <table:table-cell table:style-name="ce166" table:number-columns-repeated="12"/>
          <table:table-cell table:style-name="ce116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2" table:number-columns-spanned="1" table:number-rows-spanned="2"/>
          <table:table-cell table:style-name="ce157"/>
          <table:table-cell table:style-name="ce167" table:number-columns-repeated="12"/>
          <table:table-cell table:style-name="ce116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6"/>
          <table:table-cell table:style-name="ce157"/>
          <table:table-cell table:style-name="ce167" table:number-columns-repeated="12"/>
          <table:table-cell table:style-name="ce116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2"/>
          <table:table-cell table:style-name="ce138" table:number-columns-repeated="4"/>
          <table:table-cell table:style-name="ce116"/>
          <table:table-cell table:style-name="ce167"/>
          <table:table-cell table:style-name="ce116" table:number-columns-repeated="5"/>
          <table:table-cell table:style-name="ce167" table:number-columns-repeated="2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style-name="ce116" table:number-columns-repeated="2"/>
          <table:table-cell table:style-name="ce138" table:number-columns-repeated="4"/>
          <table:table-cell table:style-name="ce116"/>
          <table:table-cell table:style-name="ce167"/>
          <table:table-cell table:style-name="ce116" table:number-columns-repeated="5"/>
          <table:table-cell table:style-name="ce167" table:number-columns-repeated="2"/>
          <table:table-cell table:style-name="Default" table:number-columns-repeated="3"/>
          <table:table-cell table:style-name="ce177"/>
          <table:table-cell table:style-name="ce178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15"/>
          <table:table-cell table:style-name="Default" table:number-columns-repeated="3"/>
          <table:table-cell table:style-name="ce177"/>
          <table:table-cell table:style-name="ce178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4">
          <table:table-cell table:style-name="ce116" table:number-columns-repeated="1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7"/>
          <table:table-cell table:style-name="ce30" table:number-columns-repeated="7"/>
          <table:table-cell table:style-name="ce116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0" table:number-columns-spanned="2" table:number-rows-spanned="1"/>
          <table:covered-table-cell table:style-name="ce30"/>
          <table:table-cell table:style-name="ce50" table:number-columns-spanned="3" table:number-rows-spanned="1"/>
          <table:covered-table-cell table:number-columns-repeated="2" table:style-name="ce50"/>
          <table:table-cell table:style-name="ce30" table:number-columns-spanned="3" table:number-rows-spanned="1"/>
          <table:covered-table-cell table:number-columns-repeated="2" table:style-name="ce30"/>
          <table:table-cell table:style-name="ce30" table:number-columns-spanned="3" table:number-rows-spanned="1"/>
          <table:covered-table-cell table:number-columns-repeated="2" table:style-name="ce30"/>
          <table:table-cell table:style-name="ce50" table:number-columns-spanned="3" table:number-rows-spanned="1"/>
          <table:covered-table-cell table:number-columns-repeated="2" table:style-name="ce50"/>
          <table:table-cell table:style-name="ce138"/>
          <table:table-cell table:number-columns-repeated="10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30" table:number-columns-spanned="2" table:number-rows-spanned="1"/>
          <table:covered-table-cell table:style-name="ce30"/>
          <table:table-cell table:style-name="ce30" table:number-columns-repeated="12"/>
          <table:table-cell table:style-name="ce138"/>
          <table:table-cell table:style-name="ce85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122" table:number-columns-spanned="1" table:number-rows-spanned="2"/>
          <table:table-cell table:style-name="ce157"/>
          <table:table-cell table:style-name="ce166" table:number-columns-repeated="12"/>
          <table:table-cell table:style-name="ce138"/>
          <table:table-cell table:style-name="ce85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covered-table-cell table:style-name="ce126"/>
          <table:table-cell table:style-name="ce157"/>
          <table:table-cell table:style-name="ce166" table:number-columns-repeated="12"/>
          <table:table-cell table:style-name="ce138"/>
          <table:table-cell table:style-name="ce85"/>
          <table:table-cell table:number-columns-repeated="5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22" table:number-columns-spanned="1" table:number-rows-spanned="2"/>
          <table:table-cell table:style-name="ce157"/>
          <table:table-cell table:style-name="ce167" table:number-columns-repeated="12"/>
          <table:table-cell table:style-name="ce138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covered-table-cell table:style-name="ce126"/>
          <table:table-cell table:style-name="ce157"/>
          <table:table-cell table:style-name="ce167" table:number-columns-repeated="12"/>
          <table:table-cell table:style-name="ce138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 table:number-rows-repeated="4">
          <table:table-cell table:style-name="ce138" table:number-columns-repeated="1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38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38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named-expressions>
          <table:named-range table:name="_xlnm._FilterDatabase" table:base-cell-address="$Sheet1.$A$1" table:cell-range-address="$Sheet1.$S$24"/>
        </table:named-expressions>
      </table:table>
      <table:named-expressions>
        <table:named-range table:name="_xlnm._FilterDatabase" table:base-cell-address="$Sheet1.$A$1" table:cell-range-address="$Sheet1.$S$24"/>
      </table:named-expressions>
      <table:database-ranges>
        <table:database-range table:name="__Anonymous_Sheet_DB__0" table:target-range-address="Sheet1.N16:Sheet1.X2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1'" fo:font-size="10pt" fo:font-style="normal" fo:font-weight="normal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1.052in"/>
      </style:header-style>
      <style:footer-style>
        <style:header-footer-properties fo:min-height="1.052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  <meta:initial-creator/>
    <meta:creation-date/>
    <meta:editing-cycles>22</meta:editing-cycles>
    <meta:editing-duration>P4DT2H3M58S</meta:editing-duration>
    <dc:date>2023-03-08T10:47:11.723361345</dc:date>
    <meta:document-statistic meta:table-count="1" meta:cell-count="1912" meta:object-count="0"/>
  </office:meta>
</office:document-meta>
</file>